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 style:family="table">
      <style:table-properties style:width="19.796cm" fo:margin-left="-1.374cm" table:align="left"/>
    </style:style>
    <style:style style:name="Tableau4.A" style:family="table-column">
      <style:table-column-properties style:column-width="9.29cm"/>
    </style:style>
    <style:style style:name="Tableau4.B" style:family="table-column">
      <style:table-column-properties style:column-width="10.506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9.729cm" fo:margin-left="-1.383cm" table:align="left" style:writing-mode="lr-tb"/>
    </style:style>
    <style:style style:name="Tableau2.A" style:family="table-column">
      <style:table-column-properties style:column-width="6.35cm"/>
    </style:style>
    <style:style style:name="Tableau2.B" style:family="table-column">
      <style:table-column-properties style:column-width="4.542cm"/>
    </style:style>
    <style:style style:name="Tableau2.C" style:family="table-column">
      <style:table-column-properties style:column-width="4.498cm"/>
    </style:style>
    <style:style style:name="Tableau2.D" style:family="table-column">
      <style:table-column-properties style:column-width="4.3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9.394cm" fo:margin-left="-1.074cm" table:align="left" style:writing-mode="lr-tb"/>
    </style:style>
    <style:style style:name="Tableau3.A" style:family="table-column">
      <style:table-column-properties style:column-width="6.006cm"/>
    </style:style>
    <style:style style:name="Tableau3.B" style:family="table-column">
      <style:table-column-properties style:column-width="6.482cm"/>
    </style:style>
    <style:style style:name="Tableau3.C" style:family="table-column">
      <style:table-column-properties style:column-width="6.90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844b4a" officeooo:paragraph-rsid="00844b4a" style:language-asian="zxx" style:country-asian="none" style:language-complex="zxx" style:country-complex="none"/>
    </style:style>
    <style:style style:name="P3" style:family="paragraph" style:parent-style-name="Text_20_body">
      <style:text-properties fo:language="fr" fo:country="FR" officeooo:paragraph-rsid="0087dcef" style:language-asian="zxx" style:country-asian="none" style:language-complex="zxx" style:country-complex="none"/>
    </style:style>
    <style:style style:name="P4" style:family="paragraph" style:parent-style-name="Text_20_body">
      <style:text-properties fo:language="fr" fo:country="FR" officeooo:paragraph-rsid="00888e6f" style:language-asian="zxx" style:country-asian="none" style:language-complex="zxx" style:country-complex="none"/>
    </style:style>
    <style:style style:name="P5" style:family="paragraph" style:parent-style-name="Text_20_body">
      <style:text-properties fo:language="fr" fo:country="FR" officeooo:paragraph-rsid="009141f3" style:language-asian="zxx" style:country-asian="none" style:language-complex="zxx" style:country-complex="none"/>
    </style:style>
    <style:style style:name="P6" style:family="paragraph" style:parent-style-name="Text_20_body">
      <style:text-properties fo:language="fr" fo:country="FR" officeooo:paragraph-rsid="009237ec" style:language-asian="zxx" style:country-asian="none" style:language-complex="zxx" style:country-complex="none"/>
    </style:style>
    <style:style style:name="P7" style:family="paragraph" style:parent-style-name="Text_20_body">
      <style:text-properties fo:language="fr" fo:country="FR" officeooo:paragraph-rsid="00930e73" style:language-asian="zxx" style:country-asian="none" style:language-complex="zxx" style:country-complex="none"/>
    </style:style>
    <style:style style:name="P8" style:family="paragraph" style:parent-style-name="Text_20_body">
      <style:text-properties fo:language="fr" fo:country="FR" officeooo:rsid="00950ad1" officeooo:paragraph-rsid="00950ad1" style:language-asian="zxx" style:country-asian="none" style:language-complex="zxx" style:country-complex="none"/>
    </style:style>
    <style:style style:name="P9" style:family="paragraph" style:parent-style-name="Text_20_body">
      <style:text-properties fo:language="fr" fo:country="FR" officeooo:rsid="00985b9e" officeooo:paragraph-rsid="00985b9e" style:language-asian="zxx" style:country-asian="none" style:language-complex="zxx" style:country-complex="none"/>
    </style:style>
    <style:style style:name="P10" style:family="paragraph" style:parent-style-name="Text_20_body">
      <style:text-properties fo:language="fr" fo:country="FR" officeooo:rsid="0099bfae" officeooo:paragraph-rsid="0099bfae" style:language-asian="zxx" style:country-asian="none" style:language-complex="zxx" style:country-complex="none"/>
    </style:style>
    <style:style style:name="P11" style:family="paragraph" style:parent-style-name="Text_20_body">
      <style:text-properties fo:language="fr" fo:country="FR" officeooo:rsid="009a3f9a" officeooo:paragraph-rsid="009a3f9a" style:language-asian="zxx" style:country-asian="none" style:language-complex="zxx" style:country-complex="none"/>
    </style:style>
    <style:style style:name="P12" style:family="paragraph" style:parent-style-name="Text_20_body">
      <style:text-properties fo:language="fr" fo:country="FR" officeooo:paragraph-rsid="009f202c" style:language-asian="zxx" style:country-asian="none" style:language-complex="zxx" style:country-complex="none"/>
    </style:style>
    <style:style style:name="P13" style:family="paragraph" style:parent-style-name="Text_20_body">
      <style:text-properties fo:language="fr" fo:country="FR" officeooo:rsid="00a2ab64" officeooo:paragraph-rsid="00a2ab64" style:language-asian="zxx" style:country-asian="none" style:language-complex="zxx" style:country-complex="none"/>
    </style:style>
    <style:style style:name="P14" style:family="paragraph" style:parent-style-name="Text_20_body">
      <style:text-properties fo:language="fr" fo:country="FR" officeooo:rsid="00a2ab64" officeooo:paragraph-rsid="011ab213" style:language-asian="zxx" style:country-asian="none" style:language-complex="zxx" style:country-complex="none"/>
    </style:style>
    <style:style style:name="P15" style:family="paragraph" style:parent-style-name="Text_20_body">
      <style:text-properties fo:language="fr" fo:country="FR" officeooo:paragraph-rsid="00baa45f" style:language-asian="zxx" style:country-asian="none" style:language-complex="zxx" style:country-complex="none"/>
    </style:style>
    <style:style style:name="P16" style:family="paragraph" style:parent-style-name="Text_20_body">
      <style:text-properties fo:language="fr" fo:country="FR" officeooo:paragraph-rsid="00be387e" style:language-asian="zxx" style:country-asian="none" style:language-complex="zxx" style:country-complex="none"/>
    </style:style>
    <style:style style:name="P17" style:family="paragraph" style:parent-style-name="Text_20_body">
      <style:text-properties fo:language="fr" fo:country="FR" officeooo:paragraph-rsid="00be66ae" style:language-asian="zxx" style:country-asian="none" style:language-complex="zxx" style:country-complex="none"/>
    </style:style>
    <style:style style:name="P18" style:family="paragraph" style:parent-style-name="Text_20_body">
      <style:text-properties fo:language="fr" fo:country="FR" officeooo:rsid="00be66ae" officeooo:paragraph-rsid="00be66ae" style:language-asian="zxx" style:country-asian="none" style:language-complex="zxx" style:country-complex="none"/>
    </style:style>
    <style:style style:name="P19" style:family="paragraph" style:parent-style-name="Text_20_body">
      <style:text-properties fo:language="fr" fo:country="FR" officeooo:rsid="008bac8b" officeooo:paragraph-rsid="008bac8b" style:language-asian="zxx" style:country-asian="none" style:language-complex="zxx" style:country-complex="none"/>
    </style:style>
    <style:style style:name="P20" style:family="paragraph" style:parent-style-name="Text_20_body">
      <style:text-properties fo:language="fr" fo:country="FR" officeooo:rsid="009f202c" officeooo:paragraph-rsid="00930e73" style:language-asian="zxx" style:country-asian="none" style:language-complex="zxx" style:country-complex="none"/>
    </style:style>
    <style:style style:name="P21" style:family="paragraph" style:parent-style-name="Text_20_body">
      <style:text-properties fo:language="fr" fo:country="FR" officeooo:rsid="00baa45f" officeooo:paragraph-rsid="01092cad" style:language-asian="zxx" style:country-asian="none" style:language-complex="zxx" style:country-complex="none"/>
    </style:style>
    <style:style style:name="P22" style:family="paragraph" style:parent-style-name="Text_20_body">
      <style:text-properties fo:language="fr" fo:country="FR" officeooo:rsid="0018a44a" officeooo:paragraph-rsid="00c93cef" style:language-asian="zxx" style:country-asian="none" style:language-complex="zxx" style:country-complex="none"/>
    </style:style>
    <style:style style:name="P23" style:family="paragraph" style:parent-style-name="Text_20_body">
      <style:text-properties fo:language="fr" fo:country="FR" officeooo:rsid="0018a44a" officeooo:paragraph-rsid="00cac3c6" style:language-asian="zxx" style:country-asian="none" style:language-complex="zxx" style:country-complex="none"/>
    </style:style>
    <style:style style:name="P24" style:family="paragraph" style:parent-style-name="Text_20_body">
      <style:text-properties fo:language="fr" fo:country="FR" officeooo:paragraph-rsid="008cee4e" style:language-asian="zxx" style:country-asian="none" style:language-complex="zxx" style:country-complex="none"/>
    </style:style>
    <style:style style:name="P25" style:family="paragraph" style:parent-style-name="Text_20_body">
      <style:text-properties fo:language="fr" fo:country="FR" officeooo:rsid="00ac51d2" officeooo:paragraph-rsid="00cac3c6" style:language-asian="zxx" style:country-asian="none" style:language-complex="zxx" style:country-complex="none"/>
    </style:style>
    <style:style style:name="P26" style:family="paragraph" style:parent-style-name="Text_20_body">
      <style:text-properties fo:language="fr" fo:country="FR" officeooo:rsid="00ac51d2" officeooo:paragraph-rsid="00f9ad7d" style:language-asian="zxx" style:country-asian="none" style:language-complex="zxx" style:country-complex="none"/>
    </style:style>
    <style:style style:name="P27" style:family="paragraph" style:parent-style-name="Text_20_body">
      <style:text-properties fo:language="fr" fo:country="FR" officeooo:paragraph-rsid="00cac3c6" style:language-asian="zxx" style:country-asian="none" style:language-complex="zxx" style:country-complex="none"/>
    </style:style>
    <style:style style:name="P28" style:family="paragraph" style:parent-style-name="Text_20_body">
      <style:text-properties fo:language="fr" fo:country="FR" officeooo:rsid="00a95948" officeooo:paragraph-rsid="00d00281" style:language-asian="zxx" style:country-asian="none" style:language-complex="zxx" style:country-complex="none"/>
    </style:style>
    <style:style style:name="P29" style:family="paragraph" style:parent-style-name="Text_20_body">
      <style:text-properties fo:language="fr" fo:country="FR" officeooo:rsid="00a95948" officeooo:paragraph-rsid="011ab213" style:language-asian="zxx" style:country-asian="none" style:language-complex="zxx" style:country-complex="none"/>
    </style:style>
    <style:style style:name="P30" style:family="paragraph" style:parent-style-name="Text_20_body">
      <style:text-properties fo:language="fr" fo:country="FR" officeooo:paragraph-rsid="00d00281" style:language-asian="zxx" style:country-asian="none" style:language-complex="zxx" style:country-complex="none"/>
    </style:style>
    <style:style style:name="P31" style:family="paragraph" style:parent-style-name="Text_20_body">
      <style:text-properties fo:language="fr" fo:country="FR" officeooo:rsid="008cee4e" officeooo:paragraph-rsid="008cee4e" style:language-asian="zxx" style:country-asian="none" style:language-complex="zxx" style:country-complex="none"/>
    </style:style>
    <style:style style:name="P32" style:family="paragraph" style:parent-style-name="Text_20_body">
      <style:text-properties fo:language="fr" fo:country="FR" officeooo:paragraph-rsid="00cd5115" style:language-asian="zxx" style:country-asian="none" style:language-complex="zxx" style:country-complex="none"/>
    </style:style>
    <style:style style:name="P33" style:family="paragraph" style:parent-style-name="Text_20_body">
      <style:text-properties fo:language="fr" fo:country="FR" officeooo:rsid="00cfc74c" officeooo:paragraph-rsid="0143b4ca" style:language-asian="zxx" style:country-asian="none" style:language-complex="zxx" style:country-complex="none"/>
    </style:style>
    <style:style style:name="P34" style:family="paragraph" style:parent-style-name="Text_20_body">
      <style:text-properties fo:language="fr" fo:country="FR" officeooo:rsid="00cfc74c" officeooo:paragraph-rsid="013b5d4f" style:language-asian="zxx" style:country-asian="none" style:language-complex="zxx" style:country-complex="none"/>
    </style:style>
    <style:style style:name="P35" style:family="paragraph" style:parent-style-name="Text_20_body">
      <style:text-properties fo:language="fr" fo:country="FR" officeooo:rsid="00cfc74c" officeooo:paragraph-rsid="01573266" style:language-asian="zxx" style:country-asian="none" style:language-complex="zxx" style:country-complex="none"/>
    </style:style>
    <style:style style:name="P36" style:family="paragraph" style:parent-style-name="Text_20_body">
      <style:text-properties fo:language="fr" fo:country="FR" officeooo:rsid="00d4239c" officeooo:paragraph-rsid="00d4239c" style:language-asian="zxx" style:country-asian="none" style:language-complex="zxx" style:country-complex="none"/>
    </style:style>
    <style:style style:name="P37" style:family="paragraph" style:parent-style-name="Text_20_body">
      <style:text-properties fo:language="fr" fo:country="FR" officeooo:paragraph-rsid="00d6a22d" style:language-asian="zxx" style:country-asian="none" style:language-complex="zxx" style:country-complex="none"/>
    </style:style>
    <style:style style:name="P38" style:family="paragraph" style:parent-style-name="Text_20_body">
      <style:text-properties fo:language="fr" fo:country="FR" officeooo:rsid="00a7abbd" officeooo:paragraph-rsid="011ab213" style:language-asian="zxx" style:country-asian="none" style:language-complex="zxx" style:country-complex="none"/>
    </style:style>
    <style:style style:name="P39" style:family="paragraph" style:parent-style-name="Text_20_body">
      <style:text-properties fo:language="fr" fo:country="FR" officeooo:paragraph-rsid="00d79296" style:language-asian="zxx" style:country-asian="none" style:language-complex="zxx" style:country-complex="none"/>
    </style:style>
    <style:style style:name="P40" style:family="paragraph" style:parent-style-name="Text_20_body">
      <style:text-properties fo:language="fr" fo:country="FR" officeooo:rsid="00a38f57" officeooo:paragraph-rsid="00db4625" style:language-asian="zxx" style:country-asian="none" style:language-complex="zxx" style:country-complex="none"/>
    </style:style>
    <style:style style:name="P41" style:family="paragraph" style:parent-style-name="Text_20_body">
      <style:text-properties fo:language="fr" fo:country="FR" officeooo:rsid="00a38f57" officeooo:paragraph-rsid="01235e8a" style:language-asian="zxx" style:country-asian="none" style:language-complex="zxx" style:country-complex="none"/>
    </style:style>
    <style:style style:name="P42" style:family="paragraph" style:parent-style-name="Text_20_body">
      <style:text-properties fo:language="fr" fo:country="FR" officeooo:rsid="00a38f57" officeooo:paragraph-rsid="01609480" style:language-asian="zxx" style:country-asian="none" style:language-complex="zxx" style:country-complex="none"/>
    </style:style>
    <style:style style:name="P43" style:family="paragraph" style:parent-style-name="Text_20_body">
      <style:text-properties fo:language="fr" fo:country="FR" officeooo:paragraph-rsid="00d9ab74" style:language-asian="zxx" style:country-asian="none" style:language-complex="zxx" style:country-complex="none"/>
    </style:style>
    <style:style style:name="P44" style:family="paragraph" style:parent-style-name="Text_20_body">
      <style:text-properties fo:language="fr" fo:country="FR" officeooo:paragraph-rsid="00da9613" style:language-asian="zxx" style:country-asian="none" style:language-complex="zxx" style:country-complex="none"/>
    </style:style>
    <style:style style:name="P45" style:family="paragraph" style:parent-style-name="Text_20_body">
      <style:text-properties fo:language="fr" fo:country="FR" officeooo:paragraph-rsid="00db4625" style:language-asian="zxx" style:country-asian="none" style:language-complex="zxx" style:country-complex="none"/>
    </style:style>
    <style:style style:name="P46" style:family="paragraph" style:parent-style-name="Text_20_body">
      <style:text-properties fo:language="fr" fo:country="FR" officeooo:paragraph-rsid="00dd9c09" style:language-asian="zxx" style:country-asian="none" style:language-complex="zxx" style:country-complex="none"/>
    </style:style>
    <style:style style:name="P47" style:family="paragraph" style:parent-style-name="Text_20_body">
      <style:text-properties fo:language="fr" fo:country="FR" officeooo:paragraph-rsid="00e2a3bd" style:language-asian="zxx" style:country-asian="none" style:language-complex="zxx" style:country-complex="none"/>
    </style:style>
    <style:style style:name="P48" style:family="paragraph" style:parent-style-name="Text_20_body">
      <style:text-properties fo:language="fr" fo:country="FR" officeooo:paragraph-rsid="00e2c97a" style:language-asian="zxx" style:country-asian="none" style:language-complex="zxx" style:country-complex="none"/>
    </style:style>
    <style:style style:name="P49" style:family="paragraph" style:parent-style-name="Text_20_body">
      <style:text-properties fo:language="fr" fo:country="FR" officeooo:paragraph-rsid="00e5a3c7" style:language-asian="zxx" style:country-asian="none" style:language-complex="zxx" style:country-complex="none"/>
    </style:style>
    <style:style style:name="P50" style:family="paragraph" style:parent-style-name="Text_20_body">
      <style:text-properties fo:language="fr" fo:country="FR" officeooo:rsid="00e68274" officeooo:paragraph-rsid="00e68274" style:language-asian="zxx" style:country-asian="none" style:language-complex="zxx" style:country-complex="none"/>
    </style:style>
    <style:style style:name="P51" style:family="paragraph" style:parent-style-name="Text_20_body">
      <style:text-properties fo:language="fr" fo:country="FR" officeooo:rsid="00e68274" officeooo:paragraph-rsid="00f98e91" style:language-asian="zxx" style:country-asian="none" style:language-complex="zxx" style:country-complex="none"/>
    </style:style>
    <style:style style:name="P52" style:family="paragraph" style:parent-style-name="Text_20_body">
      <style:text-properties fo:language="fr" fo:country="FR" officeooo:rsid="00e68274" officeooo:paragraph-rsid="015345a6" style:language-asian="zxx" style:country-asian="none" style:language-complex="zxx" style:country-complex="none"/>
    </style:style>
    <style:style style:name="P53" style:family="paragraph" style:parent-style-name="Text_20_body">
      <style:text-properties fo:language="fr" fo:country="FR" officeooo:rsid="00e68274" officeooo:paragraph-rsid="0155b77c" style:language-asian="zxx" style:country-asian="none" style:language-complex="zxx" style:country-complex="none"/>
    </style:style>
    <style:style style:name="P54" style:family="paragraph" style:parent-style-name="Text_20_body">
      <style:text-properties fo:language="fr" fo:country="FR" officeooo:rsid="00e68274" officeooo:paragraph-rsid="00f674e6" style:language-asian="zxx" style:country-asian="none" style:language-complex="zxx" style:country-complex="none"/>
    </style:style>
    <style:style style:name="P55" style:family="paragraph" style:parent-style-name="Text_20_body">
      <style:text-properties fo:language="fr" fo:country="FR" officeooo:rsid="00e881b3" officeooo:paragraph-rsid="00e881b3" style:language-asian="zxx" style:country-asian="none" style:language-complex="zxx" style:country-complex="none"/>
    </style:style>
    <style:style style:name="P56" style:family="paragraph" style:parent-style-name="Text_20_body">
      <style:text-properties fo:language="fr" fo:country="FR" officeooo:rsid="00e881b3" officeooo:paragraph-rsid="00f83cdc" style:language-asian="zxx" style:country-asian="none" style:language-complex="zxx" style:country-complex="none"/>
    </style:style>
    <style:style style:name="P57" style:family="paragraph" style:parent-style-name="Text_20_body">
      <style:text-properties fo:language="fr" fo:country="FR" officeooo:rsid="00e881b3" officeooo:paragraph-rsid="0132ff38" style:language-asian="zxx" style:country-asian="none" style:language-complex="zxx" style:country-complex="none"/>
    </style:style>
    <style:style style:name="P58" style:family="paragraph" style:parent-style-name="Text_20_body">
      <style:text-properties fo:language="fr" fo:country="FR" officeooo:paragraph-rsid="00e881b3" style:language-asian="zxx" style:country-asian="none" style:language-complex="zxx" style:country-complex="none"/>
    </style:style>
    <style:style style:name="P59" style:family="paragraph" style:parent-style-name="Text_20_body">
      <style:text-properties fo:language="fr" fo:country="FR" officeooo:rsid="00ece31a" officeooo:paragraph-rsid="00f674e6" style:language-asian="zxx" style:country-asian="none" style:language-complex="zxx" style:country-complex="none"/>
    </style:style>
    <style:style style:name="P60" style:family="paragraph" style:parent-style-name="Text_20_body">
      <style:text-properties fo:language="fr" fo:country="FR" officeooo:rsid="00ece31a" officeooo:paragraph-rsid="00f83cdc" style:language-asian="zxx" style:country-asian="none" style:language-complex="zxx" style:country-complex="none"/>
    </style:style>
    <style:style style:name="P61" style:family="paragraph" style:parent-style-name="Text_20_body">
      <style:text-properties fo:language="fr" fo:country="FR" officeooo:rsid="00ece31a" officeooo:paragraph-rsid="0135fbd1" style:language-asian="zxx" style:country-asian="none" style:language-complex="zxx" style:country-complex="none"/>
    </style:style>
    <style:style style:name="P62" style:family="paragraph" style:parent-style-name="Text_20_body">
      <style:text-properties fo:language="fr" fo:country="FR" officeooo:rsid="00ece31a" officeooo:paragraph-rsid="015b0a48" style:language-asian="zxx" style:country-asian="none" style:language-complex="zxx" style:country-complex="none"/>
    </style:style>
    <style:style style:name="P63" style:family="paragraph" style:parent-style-name="Text_20_body">
      <style:text-properties fo:language="fr" fo:country="FR" officeooo:rsid="00ece31a" officeooo:paragraph-rsid="01609480" style:language-asian="zxx" style:country-asian="none" style:language-complex="zxx" style:country-complex="none"/>
    </style:style>
    <style:style style:name="P64" style:family="paragraph" style:parent-style-name="Text_20_body">
      <style:text-properties fo:language="fr" fo:country="FR" officeooo:rsid="00ed1d3a" officeooo:paragraph-rsid="00ed1d3a" style:language-asian="zxx" style:country-asian="none" style:language-complex="zxx" style:country-complex="none"/>
    </style:style>
    <style:style style:name="P65" style:family="paragraph" style:parent-style-name="Text_20_body">
      <style:text-properties fo:language="fr" fo:country="FR" officeooo:paragraph-rsid="00f49de2" style:language-asian="zxx" style:country-asian="none" style:language-complex="zxx" style:country-complex="none"/>
    </style:style>
    <style:style style:name="P66" style:family="paragraph" style:parent-style-name="Text_20_body">
      <style:text-properties fo:language="fr" fo:country="FR" officeooo:paragraph-rsid="00f674e6" style:language-asian="zxx" style:country-asian="none" style:language-complex="zxx" style:country-complex="none"/>
    </style:style>
    <style:style style:name="P67" style:family="paragraph" style:parent-style-name="Text_20_body">
      <style:text-properties fo:language="fr" fo:country="FR" officeooo:paragraph-rsid="00f9ad7d" style:language-asian="zxx" style:country-asian="none" style:language-complex="zxx" style:country-complex="none"/>
    </style:style>
    <style:style style:name="P68" style:family="paragraph" style:parent-style-name="Text_20_body">
      <style:text-properties fo:language="fr" fo:country="FR" officeooo:rsid="00b884af" officeooo:paragraph-rsid="00fc2ae2" style:language-asian="zxx" style:country-asian="none" style:language-complex="zxx" style:country-complex="none"/>
    </style:style>
    <style:style style:name="P69" style:family="paragraph" style:parent-style-name="Text_20_body">
      <style:text-properties fo:language="fr" fo:country="FR" officeooo:rsid="00b884af" officeooo:paragraph-rsid="00ffa204" style:language-asian="zxx" style:country-asian="none" style:language-complex="zxx" style:country-complex="none"/>
    </style:style>
    <style:style style:name="P70" style:family="paragraph" style:parent-style-name="Text_20_body">
      <style:text-properties fo:language="fr" fo:country="FR" officeooo:rsid="00b884af" officeooo:paragraph-rsid="01052f9d" style:language-asian="zxx" style:country-asian="none" style:language-complex="zxx" style:country-complex="none"/>
    </style:style>
    <style:style style:name="P71" style:family="paragraph" style:parent-style-name="Text_20_body">
      <style:text-properties fo:language="fr" fo:country="FR" officeooo:rsid="00b884af" officeooo:paragraph-rsid="011019c9" style:language-asian="zxx" style:country-asian="none" style:language-complex="zxx" style:country-complex="none"/>
    </style:style>
    <style:style style:name="P72" style:family="paragraph" style:parent-style-name="Text_20_body">
      <style:text-properties fo:language="fr" fo:country="FR" officeooo:rsid="00b884af" officeooo:paragraph-rsid="01573266" style:language-asian="zxx" style:country-asian="none" style:language-complex="zxx" style:country-complex="none"/>
    </style:style>
    <style:style style:name="P73" style:family="paragraph" style:parent-style-name="Text_20_body">
      <style:text-properties fo:language="fr" fo:country="FR" officeooo:rsid="010431c5" officeooo:paragraph-rsid="010431c5" style:language-asian="zxx" style:country-asian="none" style:language-complex="zxx" style:country-complex="none"/>
    </style:style>
    <style:style style:name="P74" style:family="paragraph" style:parent-style-name="Text_20_body">
      <style:text-properties fo:language="fr" fo:country="FR" officeooo:rsid="010431c5" officeooo:paragraph-rsid="01052f9d" style:language-asian="zxx" style:country-asian="none" style:language-complex="zxx" style:country-complex="none"/>
    </style:style>
    <style:style style:name="P75" style:family="paragraph" style:parent-style-name="Text_20_body">
      <style:text-properties fo:language="fr" fo:country="FR" officeooo:rsid="010431c5" officeooo:paragraph-rsid="011019c9" style:language-asian="zxx" style:country-asian="none" style:language-complex="zxx" style:country-complex="none"/>
    </style:style>
    <style:style style:name="P76" style:family="paragraph" style:parent-style-name="Text_20_body">
      <style:text-properties fo:language="fr" fo:country="FR" officeooo:rsid="010431c5" officeooo:paragraph-rsid="013b5d4f" style:language-asian="zxx" style:country-asian="none" style:language-complex="zxx" style:country-complex="none"/>
    </style:style>
    <style:style style:name="P77" style:family="paragraph" style:parent-style-name="Text_20_body">
      <style:text-properties fo:language="fr" fo:country="FR" officeooo:rsid="010431c5" officeooo:paragraph-rsid="01435eea" style:language-asian="zxx" style:country-asian="none" style:language-complex="zxx" style:country-complex="none"/>
    </style:style>
    <style:style style:name="P78" style:family="paragraph" style:parent-style-name="Text_20_body">
      <style:text-properties fo:language="fr" fo:country="FR" officeooo:rsid="010431c5" officeooo:paragraph-rsid="0143b4ca" style:language-asian="zxx" style:country-asian="none" style:language-complex="zxx" style:country-complex="none"/>
    </style:style>
    <style:style style:name="P79" style:family="paragraph" style:parent-style-name="Text_20_body">
      <style:text-properties fo:language="fr" fo:country="FR" officeooo:rsid="010431c5" officeooo:paragraph-rsid="013ca0fc" style:language-asian="zxx" style:country-asian="none" style:language-complex="zxx" style:country-complex="none"/>
    </style:style>
    <style:style style:name="P80" style:family="paragraph" style:parent-style-name="Text_20_body">
      <style:text-properties fo:language="fr" fo:country="FR" officeooo:rsid="010431c5" officeooo:paragraph-rsid="013dece9" style:language-asian="zxx" style:country-asian="none" style:language-complex="zxx" style:country-complex="none"/>
    </style:style>
    <style:style style:name="P81" style:family="paragraph" style:parent-style-name="Text_20_body">
      <style:text-properties fo:language="fr" fo:country="FR" officeooo:rsid="01064a0b" officeooo:paragraph-rsid="01064a0b" style:language-asian="zxx" style:country-asian="none" style:language-complex="zxx" style:country-complex="none"/>
    </style:style>
    <style:style style:name="P82" style:family="paragraph" style:parent-style-name="Text_20_body">
      <style:text-properties fo:language="fr" fo:country="FR" officeooo:rsid="01064a0b" officeooo:paragraph-rsid="011019c9" style:language-asian="zxx" style:country-asian="none" style:language-complex="zxx" style:country-complex="none"/>
    </style:style>
    <style:style style:name="P83" style:family="paragraph" style:parent-style-name="Text_20_body">
      <style:text-properties fo:language="fr" fo:country="FR" officeooo:rsid="01064a0b" officeooo:paragraph-rsid="0113ab11" style:language-asian="zxx" style:country-asian="none" style:language-complex="zxx" style:country-complex="none"/>
    </style:style>
    <style:style style:name="P84" style:family="paragraph" style:parent-style-name="Text_20_body">
      <style:text-properties fo:language="fr" fo:country="FR" officeooo:rsid="01064a0b" officeooo:paragraph-rsid="013dece9" style:language-asian="zxx" style:country-asian="none" style:language-complex="zxx" style:country-complex="none"/>
    </style:style>
    <style:style style:name="P85" style:family="paragraph" style:parent-style-name="Text_20_body">
      <style:text-properties fo:language="fr" fo:country="FR" officeooo:paragraph-rsid="0108637d" style:language-asian="zxx" style:country-asian="none" style:language-complex="zxx" style:country-complex="none"/>
    </style:style>
    <style:style style:name="P86" style:family="paragraph" style:parent-style-name="Text_20_body">
      <style:text-properties fo:language="fr" fo:country="FR" officeooo:rsid="0108637d" officeooo:paragraph-rsid="0108637d" style:language-asian="zxx" style:country-asian="none" style:language-complex="zxx" style:country-complex="none"/>
    </style:style>
    <style:style style:name="P87" style:family="paragraph" style:parent-style-name="Text_20_body">
      <style:text-properties fo:language="fr" fo:country="FR" officeooo:paragraph-rsid="01092cad" style:language-asian="zxx" style:country-asian="none" style:language-complex="zxx" style:country-complex="none"/>
    </style:style>
    <style:style style:name="P88" style:family="paragraph" style:parent-style-name="Text_20_body">
      <style:text-properties fo:language="fr" fo:country="FR" officeooo:rsid="0111293b" officeooo:paragraph-rsid="01344830" style:language-asian="zxx" style:country-asian="none" style:language-complex="zxx" style:country-complex="none"/>
    </style:style>
    <style:style style:name="P89" style:family="paragraph" style:parent-style-name="Text_20_body">
      <style:text-properties fo:language="fr" fo:country="FR" officeooo:paragraph-rsid="011ab213" style:language-asian="zxx" style:country-asian="none" style:language-complex="zxx" style:country-complex="none"/>
    </style:style>
    <style:style style:name="P90" style:family="paragraph" style:parent-style-name="Text_20_body">
      <style:text-properties fo:language="fr" fo:country="FR" officeooo:paragraph-rsid="011c5d2f" style:language-asian="zxx" style:country-asian="none" style:language-complex="zxx" style:country-complex="none"/>
    </style:style>
    <style:style style:name="P91" style:family="paragraph" style:parent-style-name="Text_20_body">
      <style:text-properties fo:language="fr" fo:country="FR" officeooo:rsid="011c77a4" officeooo:paragraph-rsid="011c77a4" style:language-asian="zxx" style:country-asian="none" style:language-complex="zxx" style:country-complex="none"/>
    </style:style>
    <style:style style:name="P92" style:family="paragraph" style:parent-style-name="Text_20_body">
      <style:text-properties fo:language="fr" fo:country="FR" officeooo:paragraph-rsid="011fbbf4" style:language-asian="zxx" style:country-asian="none" style:language-complex="zxx" style:country-complex="none"/>
    </style:style>
    <style:style style:name="P93" style:family="paragraph" style:parent-style-name="Text_20_body">
      <style:text-properties fo:language="fr" fo:country="FR" officeooo:paragraph-rsid="0122351f" style:language-asian="zxx" style:country-asian="none" style:language-complex="zxx" style:country-complex="none"/>
    </style:style>
    <style:style style:name="P94" style:family="paragraph" style:parent-style-name="Text_20_body">
      <style:text-properties fo:language="fr" fo:country="FR" officeooo:paragraph-rsid="01235e8a" style:language-asian="zxx" style:country-asian="none" style:language-complex="zxx" style:country-complex="none"/>
    </style:style>
    <style:style style:name="P95" style:family="paragraph" style:parent-style-name="Text_20_body">
      <style:text-properties fo:language="fr" fo:country="FR" officeooo:paragraph-rsid="012a060e" style:language-asian="zxx" style:country-asian="none" style:language-complex="zxx" style:country-complex="none"/>
    </style:style>
    <style:style style:name="P96" style:family="paragraph" style:parent-style-name="Text_20_body">
      <style:text-properties fo:language="fr" fo:country="FR" officeooo:paragraph-rsid="012bf0e5" style:language-asian="zxx" style:country-asian="none" style:language-complex="zxx" style:country-complex="none"/>
    </style:style>
    <style:style style:name="P97" style:family="paragraph" style:parent-style-name="Text_20_body">
      <style:text-properties fo:language="fr" fo:country="FR" officeooo:paragraph-rsid="0132ff38" style:language-asian="zxx" style:country-asian="none" style:language-complex="zxx" style:country-complex="none"/>
    </style:style>
    <style:style style:name="P98" style:family="paragraph" style:parent-style-name="Text_20_body">
      <style:text-properties fo:language="fr" fo:country="FR" officeooo:rsid="0135fbd1" officeooo:paragraph-rsid="0135fbd1" style:language-asian="zxx" style:country-asian="none" style:language-complex="zxx" style:country-complex="none"/>
    </style:style>
    <style:style style:name="P99" style:family="paragraph" style:parent-style-name="Text_20_body">
      <style:text-properties fo:language="fr" fo:country="FR" officeooo:rsid="0135fbd1" officeooo:paragraph-rsid="015b0a48" style:language-asian="zxx" style:country-asian="none" style:language-complex="zxx" style:country-complex="none"/>
    </style:style>
    <style:style style:name="P100" style:family="paragraph" style:parent-style-name="Text_20_body">
      <style:text-properties fo:language="fr" fo:country="FR" officeooo:rsid="01379654" officeooo:paragraph-rsid="01379654" style:language-asian="zxx" style:country-asian="none" style:language-complex="zxx" style:country-complex="none"/>
    </style:style>
    <style:style style:name="P101" style:family="paragraph" style:parent-style-name="Text_20_body">
      <style:text-properties fo:language="fr" fo:country="FR" officeooo:paragraph-rsid="013dece9" style:language-asian="zxx" style:country-asian="none" style:language-complex="zxx" style:country-complex="none"/>
    </style:style>
    <style:style style:name="P102" style:family="paragraph" style:parent-style-name="Text_20_body">
      <style:text-properties fo:language="fr" fo:country="FR" officeooo:paragraph-rsid="013ff76d" style:language-asian="zxx" style:country-asian="none" style:language-complex="zxx" style:country-complex="none"/>
    </style:style>
    <style:style style:name="P103" style:family="paragraph" style:parent-style-name="Text_20_body">
      <style:text-properties fo:language="fr" fo:country="FR" officeooo:paragraph-rsid="0143b4ca" style:language-asian="zxx" style:country-asian="none" style:language-complex="zxx" style:country-complex="none"/>
    </style:style>
    <style:style style:name="P104" style:family="paragraph" style:parent-style-name="Text_20_body">
      <style:text-properties fo:language="fr" fo:country="FR" officeooo:paragraph-rsid="01444b67" style:language-asian="zxx" style:country-asian="none" style:language-complex="zxx" style:country-complex="none"/>
    </style:style>
    <style:style style:name="P105" style:family="paragraph" style:parent-style-name="Text_20_body">
      <style:text-properties fo:language="fr" fo:country="FR" officeooo:rsid="014c340c" officeooo:paragraph-rsid="014c340c" style:language-asian="zxx" style:country-asian="none" style:language-complex="zxx" style:country-complex="none"/>
    </style:style>
    <style:style style:name="P106" style:family="paragraph" style:parent-style-name="Text_20_body">
      <style:text-properties fo:language="fr" fo:country="FR" officeooo:rsid="014c340c" officeooo:paragraph-rsid="01609480" style:language-asian="zxx" style:country-asian="none" style:language-complex="zxx" style:country-complex="none"/>
    </style:style>
    <style:style style:name="P107" style:family="paragraph" style:parent-style-name="Text_20_body">
      <style:text-properties fo:language="fr" fo:country="FR" officeooo:rsid="014fe3c8" officeooo:paragraph-rsid="014fe3c8" style:language-asian="zxx" style:country-asian="none" style:language-complex="zxx" style:country-complex="none"/>
    </style:style>
    <style:style style:name="P108" style:family="paragraph" style:parent-style-name="Text_20_body">
      <style:text-properties fo:language="fr" fo:country="FR" officeooo:rsid="014fe3c8" officeooo:paragraph-rsid="01609480" style:language-asian="zxx" style:country-asian="none" style:language-complex="zxx" style:country-complex="none"/>
    </style:style>
    <style:style style:name="P109" style:family="paragraph" style:parent-style-name="Text_20_body">
      <style:text-properties fo:language="fr" fo:country="FR" officeooo:paragraph-rsid="0151e148" style:language-asian="zxx" style:country-asian="none" style:language-complex="zxx" style:country-complex="none"/>
    </style:style>
    <style:style style:name="P110" style:family="paragraph" style:parent-style-name="Text_20_body">
      <style:text-properties fo:language="fr" fo:country="FR" officeooo:paragraph-rsid="015345a6" style:language-asian="zxx" style:country-asian="none" style:language-complex="zxx" style:country-complex="none"/>
    </style:style>
    <style:style style:name="P111" style:family="paragraph" style:parent-style-name="Text_20_body">
      <style:text-properties fo:language="fr" fo:country="FR" officeooo:paragraph-rsid="0155b77c" style:language-asian="zxx" style:country-asian="none" style:language-complex="zxx" style:country-complex="none"/>
    </style:style>
    <style:style style:name="P112" style:family="paragraph" style:parent-style-name="Text_20_body">
      <style:text-properties fo:language="fr" fo:country="FR" officeooo:rsid="01573266" officeooo:paragraph-rsid="015b0c56" style:language-asian="zxx" style:country-asian="none" style:language-complex="zxx" style:country-complex="none"/>
    </style:style>
    <style:style style:name="P113" style:family="paragraph" style:parent-style-name="Text_20_body">
      <style:text-properties fo:language="fr" fo:country="FR" officeooo:rsid="01573266" officeooo:paragraph-rsid="01609480" style:language-asian="zxx" style:country-asian="none" style:language-complex="zxx" style:country-complex="none"/>
    </style:style>
    <style:style style:name="P114" style:family="paragraph" style:parent-style-name="Text_20_body">
      <style:text-properties fo:language="fr" fo:country="FR" officeooo:paragraph-rsid="01573266" style:language-asian="zxx" style:country-asian="none" style:language-complex="zxx" style:country-complex="none"/>
    </style:style>
    <style:style style:name="P115" style:family="paragraph" style:parent-style-name="Text_20_body">
      <style:text-properties fo:language="fr" fo:country="FR" officeooo:rsid="015e2ddc" officeooo:paragraph-rsid="015e2ddc" style:language-asian="zxx" style:country-asian="none" style:language-complex="zxx" style:country-complex="none"/>
    </style:style>
    <style:style style:name="P116" style:family="paragraph" style:parent-style-name="Text_20_body">
      <style:text-properties fo:language="fr" fo:country="FR" officeooo:rsid="015e2ddc" officeooo:paragraph-rsid="01609480" style:language-asian="zxx" style:country-asian="none" style:language-complex="zxx" style:country-complex="none"/>
    </style:style>
    <style:style style:name="P117" style:family="paragraph" style:parent-style-name="Text_20_body">
      <style:text-properties fo:language="fr" fo:country="FR" officeooo:paragraph-rsid="015e2ddc" style:language-asian="zxx" style:country-asian="none" style:language-complex="zxx" style:country-complex="none"/>
    </style:style>
    <style:style style:name="P118" style:family="paragraph" style:parent-style-name="Text_20_body">
      <style:text-properties fo:language="fr" fo:country="FR" officeooo:paragraph-rsid="01609480" style:language-asian="zxx" style:country-asian="none" style:language-complex="zxx" style:country-complex="none"/>
    </style:style>
    <style:style style:name="P119" style:family="paragraph" style:parent-style-name="Text_20_body">
      <style:text-properties fo:language="fr" fo:country="FR" officeooo:rsid="00eb2477" officeooo:paragraph-rsid="00d9ab74" style:language-asian="zxx" style:country-asian="none" style:language-complex="zxx" style:country-complex="none"/>
    </style:style>
    <style:style style:name="P120" style:family="paragraph" style:parent-style-name="Text_20_body">
      <style:text-properties fo:language="fr" fo:country="FR" officeooo:rsid="00eb2477" officeooo:paragraph-rsid="00da9613" style:language-asian="zxx" style:country-asian="none" style:language-complex="zxx" style:country-complex="none"/>
    </style:style>
    <style:style style:name="P121" style:family="paragraph" style:parent-style-name="Text_20_body">
      <style:text-properties fo:language="fr" fo:country="FR" officeooo:rsid="00eb2477" officeooo:paragraph-rsid="00db4625" style:language-asian="zxx" style:country-asian="none" style:language-complex="zxx" style:country-complex="none"/>
    </style:style>
    <style:style style:name="P122" style:family="paragraph" style:parent-style-name="Text_20_body">
      <style:text-properties fo:language="fr" fo:country="FR" officeooo:rsid="00eb2477" officeooo:paragraph-rsid="01444b67" style:language-asian="zxx" style:country-asian="none" style:language-complex="zxx" style:country-complex="none"/>
    </style:style>
    <style:style style:name="P123" style:family="paragraph" style:parent-style-name="Text_20_body">
      <style:text-properties fo:language="fr" fo:country="FR" officeooo:rsid="00eb2477" officeooo:paragraph-rsid="0151e148" style:language-asian="zxx" style:country-asian="none" style:language-complex="zxx" style:country-complex="none"/>
    </style:style>
    <style:style style:name="P124" style:family="paragraph" style:parent-style-name="Text_20_body">
      <style:text-properties fo:language="fr" fo:country="FR" officeooo:rsid="00eb2477" officeooo:paragraph-rsid="015b0c56" style:language-asian="zxx" style:country-asian="none" style:language-complex="zxx" style:country-complex="none"/>
    </style:style>
    <style:style style:name="P125" style:family="paragraph" style:parent-style-name="Text_20_body">
      <style:text-properties fo:language="fr" fo:country="FR" officeooo:rsid="00eb2477" officeooo:paragraph-rsid="01609480" style:language-asian="zxx" style:country-asian="none" style:language-complex="zxx" style:country-complex="none"/>
    </style:style>
    <style:style style:name="P126" style:family="paragraph" style:parent-style-name="Text_20_body">
      <style:text-properties fo:language="fr" fo:country="FR" officeooo:rsid="00eb2477" officeooo:paragraph-rsid="01235e8a" style:language-asian="zxx" style:country-asian="none" style:language-complex="zxx" style:country-complex="none"/>
    </style:style>
    <style:style style:name="P127" style:family="paragraph" style:parent-style-name="Text_20_body">
      <style:text-properties fo:language="fr" fo:country="FR" officeooo:rsid="00eb2477" officeooo:paragraph-rsid="011ab213" style:language-asian="zxx" style:country-asian="none" style:language-complex="zxx" style:country-complex="none"/>
    </style:style>
    <style:style style:name="P128" style:family="paragraph" style:parent-style-name="Text_20_body">
      <style:text-properties fo:language="fr" fo:country="FR" officeooo:rsid="00eb2477" officeooo:paragraph-rsid="012bf0e5" style:language-asian="zxx" style:country-asian="none" style:language-complex="zxx" style:country-complex="none"/>
    </style:style>
    <style:style style:name="P129" style:family="paragraph" style:parent-style-name="Text_20_body">
      <style:text-properties fo:language="fr" fo:country="FR" officeooo:rsid="00eb2477" officeooo:paragraph-rsid="012e1891" style:language-asian="zxx" style:country-asian="none" style:language-complex="zxx" style:country-complex="none"/>
    </style:style>
    <style:style style:name="P130" style:family="paragraph" style:parent-style-name="Text_20_body">
      <style:text-properties fo:language="fr" fo:country="FR" officeooo:rsid="00eb2477" officeooo:paragraph-rsid="01573266" style:language-asian="zxx" style:country-asian="none" style:language-complex="zxx" style:country-complex="none"/>
    </style:style>
    <style:style style:name="P131" style:family="paragraph" style:parent-style-name="Text_20_body">
      <style:text-properties fo:language="fr" fo:country="FR" officeooo:rsid="00eb2477" officeooo:paragraph-rsid="0132ff38" style:language-asian="zxx" style:country-asian="none" style:language-complex="zxx" style:country-complex="none"/>
    </style:style>
    <style:style style:name="P132" style:family="paragraph" style:parent-style-name="Text_20_body">
      <style:text-properties fo:language="fr" fo:country="FR" officeooo:rsid="00eb2477" officeooo:paragraph-rsid="015b0a48" style:language-asian="zxx" style:country-asian="none" style:language-complex="zxx" style:country-complex="none"/>
    </style:style>
    <style:style style:name="P133" style:family="paragraph" style:parent-style-name="Text_20_body">
      <style:text-properties fo:language="fr" fo:country="FR" officeooo:rsid="0008d1b7" officeooo:paragraph-rsid="01444b67" style:language-asian="zxx" style:country-asian="none" style:language-complex="zxx" style:country-complex="none"/>
    </style:style>
    <style:style style:name="P134" style:family="paragraph" style:parent-style-name="Text_20_body">
      <style:text-properties fo:language="fr" fo:country="FR" officeooo:rsid="0008d1b7" officeooo:paragraph-rsid="01609480" style:language-asian="zxx" style:country-asian="none" style:language-complex="zxx" style:country-complex="none"/>
    </style:style>
    <style:style style:name="P135" style:family="paragraph" style:parent-style-name="Text_20_body">
      <style:text-properties fo:language="fr" fo:country="FR" officeooo:rsid="01444b67" officeooo:paragraph-rsid="01462726" style:language-asian="zxx" style:country-asian="none" style:language-complex="zxx" style:country-complex="none"/>
    </style:style>
    <style:style style:name="P136" style:family="paragraph" style:parent-style-name="Text_20_body">
      <style:text-properties fo:language="fr" fo:country="FR" officeooo:rsid="01444b67" officeooo:paragraph-rsid="014894ef" style:language-asian="zxx" style:country-asian="none" style:language-complex="zxx" style:country-complex="none"/>
    </style:style>
    <style:style style:name="P137" style:family="paragraph" style:parent-style-name="Text_20_body">
      <style:text-properties fo:language="fr" fo:country="FR" officeooo:rsid="01444b67" officeooo:paragraph-rsid="01444b67" style:language-asian="zxx" style:country-asian="none" style:language-complex="zxx" style:country-complex="none"/>
    </style:style>
    <style:style style:name="P138" style:family="paragraph" style:parent-style-name="Text_20_body">
      <style:text-properties fo:language="fr" fo:country="FR" officeooo:rsid="01444b67" officeooo:paragraph-rsid="01609480" style:language-asian="zxx" style:country-asian="none" style:language-complex="zxx" style:country-complex="none"/>
    </style:style>
    <style:style style:name="P139" style:family="paragraph" style:parent-style-name="Text_20_body">
      <style:text-properties fo:language="fr" fo:country="FR" officeooo:paragraph-rsid="012e1891" style:language-asian="zxx" style:country-asian="none" style:language-complex="zxx" style:country-complex="none"/>
    </style:style>
    <style:style style:name="P140" style:family="paragraph" style:parent-style-name="Text_20_body">
      <style:text-properties fo:language="fr" fo:country="FR" officeooo:rsid="015345a6" officeooo:paragraph-rsid="015345a6" style:language-asian="zxx" style:country-asian="none" style:language-complex="zxx" style:country-complex="none"/>
    </style:style>
    <style:style style:name="P141" style:family="paragraph" style:parent-style-name="Text_20_body">
      <style:text-properties fo:language="fr" fo:country="FR" officeooo:rsid="00e76869" officeooo:paragraph-rsid="00f98e91" style:language-asian="zxx" style:country-asian="none" style:language-complex="zxx" style:country-complex="none"/>
    </style:style>
    <style:style style:name="P142" style:family="paragraph" style:parent-style-name="Text_20_body">
      <style:text-properties officeooo:paragraph-rsid="00cd5115"/>
    </style:style>
    <style:style style:name="P143" style:family="paragraph" style:parent-style-name="Text_20_body">
      <style:text-properties officeooo:paragraph-rsid="011ab213"/>
    </style:style>
    <style:style style:name="P144" style:family="paragraph" style:parent-style-name="Text_20_body">
      <style:text-properties officeooo:paragraph-rsid="012bf0e5"/>
    </style:style>
    <style:style style:name="P145" style:family="paragraph" style:parent-style-name="Text_20_body">
      <style:text-properties officeooo:paragraph-rsid="012e1891"/>
    </style:style>
    <style:style style:name="P146" style:family="paragraph" style:parent-style-name="Text_20_body">
      <style:text-properties officeooo:paragraph-rsid="0132ff38"/>
    </style:style>
    <style:style style:name="P147" style:family="paragraph" style:parent-style-name="Standard">
      <style:text-properties fo:language="fr" fo:country="FR" officeooo:paragraph-rsid="00dd9c09" style:language-asian="zxx" style:country-asian="none" style:language-complex="zxx" style:country-complex="none"/>
    </style:style>
    <style:style style:name="P148" style:family="paragraph" style:parent-style-name="Standard">
      <style:text-properties fo:language="fr" fo:country="FR" officeooo:rsid="00b884af" officeooo:paragraph-rsid="013ff76d" style:language-asian="zxx" style:country-asian="none" style:language-complex="zxx" style:country-complex="none"/>
    </style:style>
    <style:style style:name="P149" style:family="paragraph" style:parent-style-name="Standard">
      <style:text-properties fo:language="fr" fo:country="FR" officeooo:rsid="01403760" officeooo:paragraph-rsid="01435eea" style:language-asian="zxx" style:country-asian="none" style:language-complex="zxx" style:country-complex="none"/>
    </style:style>
    <style:style style:name="P150" style:family="paragraph" style:parent-style-name="Title">
      <style:text-properties fo:language="fr" fo:country="FR" style:language-asian="zxx" style:country-asian="none" style:language-complex="zxx" style:country-complex="none"/>
    </style:style>
    <style:style style:name="P151" style:family="paragraph" style:parent-style-name="Table_20_Contents">
      <style:text-properties fo:language="fr" fo:country="FR" style:language-asian="zxx" style:country-asian="none" style:language-complex="zxx" style:country-complex="none"/>
    </style:style>
    <style:style style:name="P152" style:family="paragraph" style:parent-style-name="Table_20_Contents">
      <style:text-properties fo:language="fr" fo:country="FR" officeooo:rsid="00d00281" officeooo:paragraph-rsid="00d00281" style:language-asian="zxx" style:country-asian="none" style:language-complex="zxx" style:country-complex="none"/>
    </style:style>
    <style:style style:name="P153" style:family="paragraph" style:parent-style-name="Table_20_Contents">
      <style:text-properties fo:language="fr" fo:country="FR" officeooo:rsid="00d134a0" officeooo:paragraph-rsid="00d134a0" style:language-asian="zxx" style:country-asian="none" style:language-complex="zxx" style:country-complex="none"/>
    </style:style>
    <style:style style:name="P154" style:family="paragraph" style:parent-style-name="Heading_20_1">
      <style:paragraph-properties fo:break-before="page"/>
      <style:text-properties fo:language="fr" fo:country="FR" style:language-asian="zxx" style:country-asian="none" style:language-complex="zxx" style:country-complex="none"/>
    </style:style>
    <style:style style:name="P155" style:family="paragraph" style:parent-style-name="Heading_20_1">
      <style:paragraph-properties fo:break-before="page"/>
      <style:text-properties fo:language="fr" fo:country="FR" officeooo:paragraph-rsid="00e2c97a" style:language-asian="zxx" style:country-asian="none" style:language-complex="zxx" style:country-complex="none"/>
    </style:style>
    <style:style style:name="P156" style:family="paragraph" style:parent-style-name="Heading_20_1">
      <style:paragraph-properties fo:break-before="page"/>
      <style:text-properties fo:language="fr" fo:country="FR" officeooo:rsid="00d79296" officeooo:paragraph-rsid="00d79296" style:language-asian="zxx" style:country-asian="none" style:language-complex="zxx" style:country-complex="none"/>
    </style:style>
    <style:style style:name="P157" style:family="paragraph" style:parent-style-name="Heading_20_1">
      <style:paragraph-properties fo:break-before="page"/>
      <style:text-properties fo:language="fr" fo:country="FR" officeooo:rsid="00c9d010" officeooo:paragraph-rsid="00c9d010" style:language-asian="zxx" style:country-asian="none" style:language-complex="zxx" style:country-complex="none"/>
    </style:style>
    <style:style style:name="P158" style:family="paragraph" style:parent-style-name="Heading_20_1">
      <style:paragraph-properties fo:break-before="page"/>
      <style:text-properties fo:language="fr" fo:country="FR" officeooo:paragraph-rsid="00e881b3" style:language-asian="zxx" style:country-asian="none" style:language-complex="zxx" style:country-complex="none"/>
    </style:style>
    <style:style style:name="P159" style:family="paragraph" style:parent-style-name="Heading_20_1">
      <style:paragraph-properties fo:break-before="page"/>
      <style:text-properties officeooo:paragraph-rsid="01444b67"/>
    </style:style>
    <style:style style:name="P160" style:family="paragraph" style:parent-style-name="Text_20_body">
      <style:text-properties fo:language="fr" fo:country="FR" style:language-asian="zxx" style:country-asian="none" style:language-complex="zxx" style:country-complex="none"/>
    </style:style>
    <style:style style:name="T1" style:family="text">
      <style:text-properties fo:language="fr" fo:country="FR" style:language-asian="zxx" style:country-asian="none" style:language-complex="zxx" style:country-complex="none"/>
    </style:style>
    <style:style style:name="T2" style:family="text">
      <style:text-properties fo:language="fr" fo:country="FR" officeooo:rsid="00155be9" style:language-asian="zxx" style:country-asian="none" style:language-complex="zxx" style:country-complex="none"/>
    </style:style>
    <style:style style:name="T3" style:family="text">
      <style:text-properties fo:language="fr" fo:country="FR" officeooo:rsid="0015d42a" style:language-asian="zxx" style:country-asian="none" style:language-complex="zxx" style:country-complex="none"/>
    </style:style>
    <style:style style:name="T4" style:family="text">
      <style:text-properties fo:language="fr" fo:country="FR" officeooo:rsid="000e5559" style:language-asian="zxx" style:country-asian="none" style:language-complex="zxx" style:country-complex="none"/>
    </style:style>
    <style:style style:name="T5" style:family="text">
      <style:text-properties fo:language="fr" fo:country="FR" officeooo:rsid="00177812" style:language-asian="zxx" style:country-asian="none" style:language-complex="zxx" style:country-complex="none"/>
    </style:style>
    <style:style style:name="T6" style:family="text">
      <style:text-properties fo:language="fr" fo:country="FR" officeooo:rsid="00cfc74c" style:language-asian="zxx" style:country-asian="none" style:language-complex="zxx" style:country-complex="none"/>
    </style:style>
    <style:style style:name="T7" style:family="text">
      <style:text-properties fo:language="fr" fo:country="FR" officeooo:rsid="00f6c44f" style:language-asian="zxx" style:country-asian="none" style:language-complex="zxx" style:country-complex="none"/>
    </style:style>
    <style:style style:name="T8" style:family="text">
      <style:text-properties fo:language="fr" fo:country="FR" officeooo:rsid="01344830" style:language-asian="zxx" style:country-asian="none" style:language-complex="zxx" style:country-complex="none"/>
    </style:style>
    <style:style style:name="T9" style:family="text">
      <style:text-properties officeooo:rsid="007e1fc6"/>
    </style:style>
    <style:style style:name="T10" style:family="text">
      <style:text-properties officeooo:rsid="008f8609"/>
    </style:style>
    <style:style style:name="T11" style:family="text">
      <style:text-properties officeooo:rsid="00967a5f"/>
    </style:style>
    <style:style style:name="T12" style:family="text">
      <style:text-properties officeooo:rsid="009b2814"/>
    </style:style>
    <style:style style:name="T13" style:family="text">
      <style:text-properties officeooo:rsid="009b62bf"/>
    </style:style>
    <style:style style:name="T14" style:family="text">
      <style:text-properties officeooo:rsid="009c6a24"/>
    </style:style>
    <style:style style:name="T15" style:family="text">
      <style:text-properties officeooo:rsid="009dc844"/>
    </style:style>
    <style:style style:name="T16" style:family="text">
      <style:text-properties officeooo:rsid="00eb2477"/>
    </style:style>
    <style:style style:name="T17" style:family="text">
      <style:text-properties officeooo:rsid="00a2ab64"/>
    </style:style>
    <style:style style:name="T18" style:family="text">
      <style:text-properties officeooo:rsid="00a37aa7"/>
    </style:style>
    <style:style style:name="T19" style:family="text">
      <style:text-properties officeooo:rsid="00a50cf6"/>
    </style:style>
    <style:style style:name="T20" style:family="text">
      <style:text-properties officeooo:rsid="00a64ceb"/>
    </style:style>
    <style:style style:name="T21" style:family="text">
      <style:text-properties officeooo:rsid="00ad17ea"/>
    </style:style>
    <style:style style:name="T22" style:family="text">
      <style:text-properties officeooo:rsid="00bb33c9"/>
    </style:style>
    <style:style style:name="T23" style:family="text">
      <style:text-properties officeooo:rsid="00be387e"/>
    </style:style>
    <style:style style:name="T24" style:family="text">
      <style:text-properties officeooo:rsid="001c758f"/>
    </style:style>
    <style:style style:name="T25" style:family="text">
      <style:text-properties officeooo:rsid="00c9d010"/>
    </style:style>
    <style:style style:name="T26" style:family="text">
      <style:text-properties officeooo:rsid="00cac3c6"/>
    </style:style>
    <style:style style:name="T27" style:family="text">
      <style:text-properties officeooo:rsid="0011314c"/>
    </style:style>
    <style:style style:name="T28" style:family="text">
      <style:text-properties officeooo:rsid="000951e7"/>
    </style:style>
    <style:style style:name="T29" style:family="text">
      <style:text-properties officeooo:rsid="001a524a"/>
    </style:style>
    <style:style style:name="T30" style:family="text">
      <style:text-properties officeooo:rsid="00d134a0"/>
    </style:style>
    <style:style style:name="T31" style:family="text">
      <style:text-properties officeooo:rsid="00d4239c"/>
    </style:style>
    <style:style style:name="T32" style:family="text">
      <style:text-properties officeooo:rsid="00dab2d6"/>
    </style:style>
    <style:style style:name="T33" style:family="text">
      <style:text-properties officeooo:rsid="00db4625"/>
    </style:style>
    <style:style style:name="T34" style:family="text">
      <style:text-properties officeooo:rsid="00dd2752"/>
    </style:style>
    <style:style style:name="T35" style:family="text">
      <style:text-properties officeooo:rsid="00dd9c09"/>
    </style:style>
    <style:style style:name="T36" style:family="text">
      <style:text-properties officeooo:rsid="00de4890"/>
    </style:style>
    <style:style style:name="T37" style:family="text">
      <style:text-properties officeooo:rsid="00e2c97a"/>
    </style:style>
    <style:style style:name="T38" style:family="text">
      <style:text-properties officeooo:rsid="00e68274"/>
    </style:style>
    <style:style style:name="T39" style:family="text">
      <style:text-properties officeooo:rsid="00e881b3"/>
    </style:style>
    <style:style style:name="T40" style:family="text">
      <style:text-properties officeooo:rsid="00e961b7"/>
    </style:style>
    <style:style style:name="T41" style:family="text">
      <style:text-properties officeooo:rsid="00eb8832"/>
    </style:style>
    <style:style style:name="T42" style:family="text">
      <style:text-properties officeooo:rsid="00f674e6"/>
    </style:style>
    <style:style style:name="T43" style:family="text">
      <style:text-properties officeooo:rsid="00f98e91"/>
    </style:style>
    <style:style style:name="T44" style:family="text">
      <style:text-properties officeooo:rsid="0108637d"/>
    </style:style>
    <style:style style:name="T45" style:family="text">
      <style:text-properties officeooo:rsid="010afa58"/>
    </style:style>
    <style:style style:name="T46" style:family="text">
      <style:text-properties officeooo:rsid="011019c9"/>
    </style:style>
    <style:style style:name="T47" style:family="text">
      <style:text-properties officeooo:rsid="0113ab11"/>
    </style:style>
    <style:style style:name="T48" style:family="text">
      <style:text-properties officeooo:rsid="0114b4a3"/>
    </style:style>
    <style:style style:name="T49" style:family="text">
      <style:text-properties officeooo:rsid="0115bd44"/>
    </style:style>
    <style:style style:name="T50" style:family="text">
      <style:text-properties officeooo:rsid="011ab213"/>
    </style:style>
    <style:style style:name="T51" style:family="text">
      <style:text-properties officeooo:rsid="011d2176"/>
    </style:style>
    <style:style style:name="T52" style:family="text">
      <style:text-properties officeooo:rsid="0122dfe7"/>
    </style:style>
    <style:style style:name="T53" style:family="text">
      <style:text-properties officeooo:rsid="01309553"/>
    </style:style>
    <style:style style:name="T54" style:family="text">
      <style:text-properties officeooo:rsid="01316bd9"/>
    </style:style>
    <style:style style:name="T55" style:family="text">
      <style:text-properties officeooo:rsid="01379654"/>
    </style:style>
    <style:style style:name="T56" style:family="text">
      <style:text-properties officeooo:rsid="0138ea3e"/>
    </style:style>
    <style:style style:name="T57" style:family="text">
      <style:text-properties officeooo:rsid="013b3d04"/>
    </style:style>
    <style:style style:name="T58" style:family="text">
      <style:text-properties officeooo:rsid="015a469c"/>
    </style:style>
    <style:style style:name="T59" style:family="text">
      <style:text-properties officeooo:rsid="015b0a48"/>
    </style:style>
    <style:style style:name="T60" style:family="text">
      <style:text-properties officeooo:rsid="01609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tab/>Grille d'analyse de site web et de stratégie de communication</text:p>
      <text:p text:style-name="P1"/>
      <text:p text:style-name="P1"/>
      <text:p text:style-name="P1">Cette grille d'analyse permet de définir les points positifs et négatifs d'un site web et de la stratégie de communication pour le client (dans le cas d'une refonte ou d'une évolution de site) et ses concurrents.</text:p>
      <text:p text:style-name="P1">Elle permet d'établir des analyses complètes et d'en comparer les résultats afin de mieux déterminer le positionnement d'une entreprise ou d'un produit sur le web et au niveau de son marketing global.</text:p>
      <text:p text:style-name="P1">Elle permet ainsi de trouver des solutions pour améliorer ce positionnement et ainsi de proposer le produit adéquate et professionnel.</text:p>
      <text:p text:style-name="P1"/>
      <text:p text:style-name="P1">Sur la pratique d'analyses de sites :</text:p>
      <text:p text:style-name="P1">La pratique de l'analyse comparative permet aussi d'acquérir et d'entraîner <text:span text:style-name="T30">l’œil</text:span> et le jugement professionnel pour permettre d'évaluer rapidement la qualité d'un site.</text:p>
      <text:p text:style-name="P1"/>
      <text:p text:style-name="P1"/>
      <text:p text:style-name="P1"/>
      <table:table table:name="Tableau4" table:style-name="Tableau4">
        <table:table-column table:style-name="Tableau4.A"/>
        <table:table-column table:style-name="Tableau4.B"/>
        <table:table-row table:style-name="TableLine1942524436064">
          <table:table-cell table:style-name="Tableau4.A1" office:value-type="string">
            <text:p text:style-name="P152">Projet :</text:p>
            <text:p text:style-name="P152"/>
            <text:p text:style-name="P152"/>
            <text:p text:style-name="P152"/>
          </table:table-cell>
          <table:table-cell table:style-name="Tableau4.B1" office:value-type="string">
            <text:p text:style-name="P152">A<text:span text:style-name="T30">uteur de l’analyse :</text:span></text:p>
          </table:table-cell>
        </table:table-row>
        <table:table-row table:style-name="TableLine1942524439600">
          <table:table-cell table:style-name="Tableau4.A2" office:value-type="string">
            <text:p text:style-name="P153">Site web :</text:p>
            <text:p text:style-name="P151"/>
            <text:p text:style-name="P151"/>
            <text:p text:style-name="P151"/>
            <text:p text:style-name="P151"/>
          </table:table-cell>
          <table:table-cell table:style-name="Tableau4.B2" office:value-type="string">
            <text:p text:style-name="P49">Type d'analyse :<text:line-break/>[ <text:s/>] Site client existant et stratégie de communication<text:line-break/><text:span text:style-name="T30">[ <text:s/>] Site et stratégie de communication concurrent<text:line-break/>[ <text:s/>] Fin de projet</text:span></text:p>
          </table:table-cell>
        </table:table-row>
      </table:table>
      <text:p text:style-name="P1"/>
      <text:h text:style-name="P154" text:outline-level="1">Identification du site et de l'entreprise</text:h>
      <text:p text:style-name="P1"/>
      <text:p text:style-name="P1">Nom de l'entreprise : </text:p>
      <text:p text:style-name="P1"/>
      <text:p text:style-name="P1">Adresse URL du site / <text:span text:style-name="T36">Nom de domaine :</text:span> </text:p>
      <text:p text:style-name="P1"/>
      <text:p text:style-name="P1">Quel est le sujet du site ? De quoi ça parle ?<text:line-break/><text:span text:style-name="T38">Le site vante-t-il l’ensemble des activités de l’entreprise ou plutôt l’un des </text:span></text:p>
      <text:p text:style-name="P1"/>
      <text:p text:style-name="P1">Quel est l'objectif du site ?</text:p>
      <text:p text:style-name="P47"/>
      <text:p text:style-name="P47">Quelle est la cible cliente ?</text:p>
      <text:p text:style-name="P47"/>
      <text:h text:style-name="P155" text:outline-level="1">Structure <text:span text:style-name="T34">et Architecture </text:span>du site</text:h>
      <text:p text:style-name="P48"/>
      <text:p text:style-name="P48"><text:span text:style-name="T37">Quel est le n</text:span><text:span text:style-name="T1">ombre de pages </text:span><text:span text:style-name="T37">du site ?</text:span></text:p>
      <text:p text:style-name="P4"/>
      <text:p text:style-name="P43">Comment est traité l'organisation du site ?</text:p>
      <text:p text:style-name="P119">[ <text:s/>] Encyclopédique</text:p>
      <text:p text:style-name="P119">[ <text:s/>] Abécédaire</text:p>
      <text:p text:style-name="P119">[ <text:s/>] Base de données</text:p>
      <text:p text:style-name="P119">[ <text:s/>] Journal</text:p>
      <text:p text:style-name="P119">[ <text:s/>] Vitrine</text:p>
      <text:p text:style-name="P119">[ <text:s/>] Artistique</text:p>
      <text:p text:style-name="P119">[ <text:s/>] Galerie</text:p>
      <text:p text:style-name="P119">[ <text:s/>] Culturel</text:p>
      <text:p text:style-name="P119">[ <text:s/>] Catalogue – E-commerce</text:p>
      <text:p text:style-name="P119">[ <text:s/>] Autre :</text:p>
      <text:p text:style-name="P4"/>
      <text:p text:style-name="P44">Quel est, d'après vous, l'architecture du site, <text:span text:style-name="T32">l’organisation des fonctionnalités entre elles ?</text:span></text:p>
      <text:p text:style-name="P120">[ <text:s/>] Arborescent</text:p>
      <text:p text:style-name="P120">[ <text:s/>] Hiérarchisé</text:p>
      <text:p text:style-name="P120">[ <text:s/>] En réseau</text:p>
      <text:p text:style-name="P120">[ <text:s/>] Composite</text:p>
      <text:p text:style-name="P120">[ <text:s/>] Déstructuré</text:p>
      <text:p text:style-name="P121">[ <text:s/>] Autre :</text:p>
      <text:p text:style-name="P45"/>
      <text:p text:style-name="P45">Quel est l'arborescence du site ?</text:p>
      <text:p text:style-name="P4"/>
      <text:p text:style-name="P4">Sous quel forme est proposé la navigation ?</text:p>
      <text:p text:style-name="P45">Quels sont les outils d'accès au contenu mis à disposition à l'internaute ?</text:p>
      <text:p text:style-name="P40"/>
      <text:p text:style-name="P45"><text:span text:style-name="T19">Existe-t-il une p</text:span>agination ? <text:span text:style-name="T33">Pour quelles pages ?</text:span></text:p>
      <text:h text:style-name="P154" text:outline-level="1">Fonctionnalités</text:h>
      <text:p text:style-name="P19"/>
      <text:p text:style-name="P3">Quels sont les fonctionnalités que vous avez repéré ?</text:p>
      <text:p text:style-name="P3">[ <text:s/>] Application d’analyse du trafic (avec un Bandeau cookies)</text:p>
      <text:p text:style-name="P3">[ <text:s/>] Formulaire de contact</text:p>
      <text:p text:style-name="P3">[ <text:s/>] Devis en ligne (Formulaire)</text:p>
      <text:p text:style-name="P3">[ <text:s/>] Boutique e-commerce ou catalogue de produits</text:p>
      <text:p text:style-name="P64">[ <text:s/>] Abonnement à du contenu</text:p>
      <text:p text:style-name="P3">[ <text:s/>] Recherche (moteur de recherche interne)</text:p>
      <text:p text:style-name="P3">[ <text:s/>] Newsletter (bloc d’inscription à une Newsletter, collecte d’e-mails)</text:p>
      <text:p text:style-name="P3">[ <text:s/>] Agenda et/ou gestion d’événements</text:p>
      <text:p text:style-name="P3">[ <text:s/>] Blog (page d’articles avec possibilité de commenter)</text:p>
      <text:p text:style-name="P3">[ <text:s/>] Page d’actualités</text:p>
      <text:p text:style-name="P3">[ <text:s/>] Flux RSS</text:p>
      <text:p text:style-name="P3">[ <text:s/>] Forum</text:p>
      <text:p text:style-name="P3">[ <text:s/>] Partage de contenu sur les réseaux sociaux (<text:span text:style-name="T25">boutons</text:span> de partage pour l’internaute)</text:p>
      <text:p text:style-name="P3">[ <text:s/>] Foire aux questions (liste de questions-réponses, classées ou non par catégories, selon la quantité)</text:p>
      <text:p text:style-name="P3">[ <text:s/>] Carte des implantations (présentation des magasins sous forme de carte)</text:p>
      <text:p text:style-name="P3">[ <text:s/>] Téléchargement de documents</text:p>
      <text:p text:style-name="P3">[ <text:s/>] Livre d'or</text:p>
      <text:p text:style-name="P3">[ <text:s/>] Réservations en ligne</text:p>
      <text:p text:style-name="P3">[ <text:s/>] Galerie Photo</text:p>
      <text:p text:style-name="P3">[ <text:s/>] Galerie Vidéo ou vidéo</text:p>
      <text:p text:style-name="P3">Autres :</text:p>
      <text:p text:style-name="P147"/>
      <text:p text:style-name="P46"/>
      <text:h text:style-name="P159" text:outline-level="1">Valorisation du contenu <text:span text:style-name="T50">et style rédactionnel</text:span></text:h>
      <text:p text:style-name="P104"/>
      <text:p text:style-name="P133">Quel est le ton donnée au contenu du site ?</text:p>
      <text:p text:style-name="P135">[ <text:s/>] Sérieux</text:p>
      <text:p text:style-name="P135">[ <text:s/>] Informel</text:p>
      <text:p text:style-name="P136">[ <text:s/>] Direct</text:p>
      <text:p text:style-name="P136">[ <text:s/>] Neutre</text:p>
      <text:p text:style-name="P136">[ <text:s/>] Décontracté</text:p>
      <text:p text:style-name="P136">[ <text:s/>] Décalé</text:p>
      <text:p text:style-name="P137">[ <text:s/>] Humoristique</text:p>
      <text:p text:style-name="P105">[ <text:s/>] Autre : </text:p>
      <text:p text:style-name="P137">Ce ton est-il adapté à la cible ?</text:p>
      <text:p text:style-name="P122">[ <text:s/>] Oui / [ <text:s/>] Non</text:p>
      <text:p text:style-name="P90"/>
      <text:p text:style-name="P90">Q<text:span text:style-name="T28">uel est le niveau de langage du site ?</text:span></text:p>
      <text:p text:style-name="P107">[ <text:s/>] Familier</text:p>
      <text:p text:style-name="P107">[ <text:s/>] Courant</text:p>
      <text:p text:style-name="P107">[ <text:s/>] Soutenu</text:p>
      <text:p text:style-name="P109">Le niveau de langage est-<text:span text:style-name="T28">il</text:span> adapté à la cible ?</text:p>
      <text:p text:style-name="P123">[ <text:s/>] Oui / [ <text:s/>] Non</text:p>
      <text:p text:style-name="P92"/>
      <text:p text:style-name="P112">Existe-t-il un vocabulaire spécialisé lié à la cible à utiliser sur le site ?</text:p>
      <text:p text:style-name="P124">[ <text:s/>] Oui / [ <text:s/>] Non</text:p>
      <text:p text:style-name="P112">Est-il utilisé ?</text:p>
      <text:p text:style-name="P124">[ <text:s/>] Oui / [ <text:s/>] Non</text:p>
      <text:p text:style-name="P90"/>
      <text:p text:style-name="P118"><text:span text:style-name="T29">La g</text:span>rammaire et <text:span text:style-name="T29">l'</text:span>orthographe <text:span text:style-name="T29">sont-elles </text:span>correctes ?</text:p>
      <text:p text:style-name="P125">[ <text:s/>] Oui / [ <text:s/>] Non</text:p>
      <text:p text:style-name="P94"/>
      <text:p text:style-name="P41">Le texte est-il bien lisible ?</text:p>
      <text:p text:style-name="P126">[ <text:s/>] Oui / [ <text:s/>] Non</text:p>
      <text:p text:style-name="P95"/>
      <text:p text:style-name="P115">Quelle personne de conjugaison est utilisée ?</text:p>
      <text:p text:style-name="P115">[ <text:s/>] Le « je », désignant l’entrepreneur</text:p>
      <text:p text:style-name="P115">[ <text:s/>] Le « nous », désignant l’équipe</text:p>
      <text:p text:style-name="P115">[ <text:s/>] Le nom de l’entreprise à la 3ème personne (Qui parle au nom de l’entreprise ? )</text:p>
      <text:p text:style-name="P117"/>
      <text:p text:style-name="P95"><text:soft-page-break/></text:p>
      <text:p text:style-name="P103">Quels sont les genres de publications proposées ?</text:p>
      <text:p text:style-name="P103">[ <text:s/>] Témoignages clients</text:p>
      <text:p text:style-name="P103">[ <text:s/>] Présentation</text:p>
      <text:p text:style-name="P103">[ <text:s/>] Informatifs</text:p>
      <text:p text:style-name="P103">[ <text:s/>] Interviews</text:p>
      <text:p text:style-name="P103">[ <text:s/>] Banc d’essai</text:p>
      <text:p text:style-name="P103">[ <text:s/>] Plaquettes</text:p>
      <text:p text:style-name="P103">[ <text:s/>] Autres :</text:p>
      <text:p text:style-name="P33"/>
      <text:p text:style-name="P78"/>
      <text:h text:style-name="P154" text:outline-level="1">Analyse <text:span text:style-name="T26">graphique et multimédia</text:span></text:h>
      <text:p text:style-name="P31"/>
      <text:p text:style-name="P31">Cette partie concerne l'analyse graphique <text:span text:style-name="T21">et textuelle </text:span>du site et de l'ensemble des supports visuels ainsi que l'analyse des <text:span text:style-name="T10">s</text:span>upports multimédias.</text:p>
      <text:p text:style-name="P5"/>
      <text:p text:style-name="P6">Une charte graphique ressort-elle du site ?<text:line-break/>Quels éléments graphiques identifient l’entreprise ? Le produit ?</text:p>
      <text:p text:style-name="P6"/>
      <text:p text:style-name="P7">Que pensez-vous du traitement graphique ? Du traitement des images ?</text:p>
      <text:p text:style-name="P7"/>
      <text:p text:style-name="P8">Comment trouvez-vous les couleurs ?</text:p>
      <text:p text:style-name="P8">[ <text:s/>] Claires - <text:span text:style-name="T11">Lumineuses</text:span> / [ <text:s/>] Foncées - <text:span text:style-name="T11">Obscures</text:span></text:p>
      <text:p text:style-name="P8">[ <text:s/>] <text:span text:style-name="T14">Couleurs </text:span>Chaudes / [ <text:s/>] Froides</text:p>
      <text:p text:style-name="P9">[ <text:s/>] <text:span text:style-name="T13">Teintes S</text:span>aturées / [ <text:s/>] <text:span text:style-name="T12">Dé-saturées</text:span></text:p>
      <text:p text:style-name="P10">[ <text:s/>] Tons <text:span text:style-name="T15">P</text:span>astels / [ <text:s/>] <text:span text:style-name="T15">Vifs <text:s/>/ [ <text:s/>] Neutres</text:span></text:p>
      <text:p text:style-name="P11">[ <text:s/>] <text:span text:style-name="T12">Palette</text:span> coloré<text:span text:style-name="T12">e</text:span> <text:s/>/ [ <text:s/>] Teintes de gris <text:s/>/ [ <text:s/>] Monochrome</text:p>
      <text:p text:style-name="P10"/>
      <text:p text:style-name="P13">Quelle est la teinte principale ? <text:span text:style-name="T18">Sa complémentaire ?</text:span></text:p>
      <text:p text:style-name="P13"/>
      <text:p text:style-name="P20">Comment trouvez-vous le style global ?</text:p>
      <text:p text:style-name="P12"><text:span text:style-name="T16">[ <text:s/>] M</text:span>oderne / <text:span text:style-name="T16">[ <text:s/>] C</text:span>lassique</text:p>
      <text:p text:style-name="P12"><text:span text:style-name="T16">[ <text:s/>] Épure</text:span> / <text:span text:style-name="T16">[ <text:s/>] E</text:span>xhaustif</text:p>
      <text:p text:style-name="P24"/>
      <text:p text:style-name="P22">Les visuels sont-<text:span text:style-name="T24">ils</text:span> travaillés et de bonne qualité ?</text:p>
      <text:p text:style-name="P22"/>
      <text:p text:style-name="P22">Les visuels participent-<text:span text:style-name="T24">ils</text:span> à la construction de l’identité commerciale ?</text:p>
      <text:p text:style-name="P22"/>
      <text:p text:style-name="P23">Les visuels sont-<text:span text:style-name="T24">ils correctement</text:span> organisés <text:span text:style-name="T24">(au lieu d'être </text:span>empilés<text:span text:style-name="T24">) ?</text:span></text:p>
      <text:p text:style-name="P27"/>
      <text:p text:style-name="P30">Le style graphique est-il en adéquation avec l’activité ? (Significations des couleurs, adéquation entre le style et l’attente de la cible, police d’écriture, etc.)</text:p>
      <text:p text:style-name="P30"><text:span text:style-name="T16">[ <text:s/>] Oui</text:span> / <text:span text:style-name="T16">[ <text:s/>] Non</text:span></text:p>
      <text:p text:style-name="P28">Pourquoi ?</text:p>
      <text:p text:style-name="P143"/>
      <text:p text:style-name="P14">Comment trouvez-vous la présentation ou la mise en page du texte ?</text:p>
      <text:p text:style-name="P89"/>
      <text:p text:style-name="P89">L<text:span text:style-name="T17">es titres sont-ils bien reconnaissables ?</text:span></text:p>
      <text:p text:style-name="P89"><text:span text:style-name="T16">[ <text:s/>] Oui</text:span> / <text:span text:style-name="T16">[ <text:s/>] Non</text:span></text:p>
      <text:p text:style-name="P89"><text:soft-page-break/><text:span text:style-name="T17">Les</text:span> Sous-titres ?</text:p>
      <text:p text:style-name="P89"><text:span text:style-name="T16">[ <text:s/>] Oui</text:span> / <text:span text:style-name="T16">[ <text:s/>] Non</text:span></text:p>
      <text:p text:style-name="P29">Quelle est la taille de la police ?</text:p>
      <text:p text:style-name="P89"/>
      <text:p text:style-name="P89">L<text:span text:style-name="T20">e texte est-il bien formaté ?</text:span></text:p>
      <text:p text:style-name="P89"><text:span text:style-name="T16">[ <text:s/>] Oui</text:span> / <text:span text:style-name="T16">[ <text:s/>] Non</text:span></text:p>
      <text:p text:style-name="P89"/>
      <text:p text:style-name="P38">Quel est le niveau d’aération du texte ?</text:p>
      <text:p text:style-name="P127">[ <text:s/>] Plutôt bien aéré / [ <text:s/>] Comporte quelques espaces blancs / [ <text:s/>] Compacte</text:p>
      <text:p text:style-name="P89"/>
      <text:p text:style-name="P89">Le contenu est-<text:span text:style-name="T29">il</text:span> organisé ? <text:span text:style-name="T29">Est-ce qu'on s'y retrouve ou est-ce qu'on s'y perd ?</text:span></text:p>
      <text:p text:style-name="P127">[ <text:s/>] Il est organisé, on s’y retrouve.</text:p>
      <text:p text:style-name="P127">[ <text:s/>] Il n’est pas organisé, on s’y perd.</text:p>
      <text:p text:style-name="P89">Y a-t-il un traitement sonore ?</text:p>
      <text:p text:style-name="P27"><text:span text:style-name="T16">[ <text:s/>] Oui</text:span> / <text:span text:style-name="T16">[ <text:s/>] Non</text:span></text:p>
      <text:p text:style-name="P27"/>
      <text:p text:style-name="P25">Y a-t-il d’<text:span text:style-name="T31">autres</text:span> contenu multimédia sur le site (vidéos, diaporamas, etc.) ?</text:p>
      <text:p text:style-name="P25"><text:span text:style-name="T16">[ <text:s/>] Oui</text:span> / <text:span text:style-name="T16">[ <text:s/>] Non</text:span></text:p>
      <text:p text:style-name="P36">Ces contenus multimédia sont-ils pertinents ?</text:p>
      <text:p text:style-name="P26"><text:span text:style-name="T16">[ <text:s/>] Oui</text:span> / <text:span text:style-name="T16">[ <text:s/>] Non</text:span></text:p>
      <text:p text:style-name="P67"/>
      <text:p text:style-name="P67">Les publications associent-elles différents médias sur une même page ?</text:p>
      <text:p text:style-name="P26"><text:span text:style-name="T16">[ <text:s/>] Oui</text:span> / <text:span text:style-name="T16">[ <text:s/>] Non</text:span></text:p>
      <text:p text:style-name="P36"/>
      <text:h text:style-name="P156" text:outline-level="1">P<text:span text:style-name="T38">osition marketing et p</text:span>ertinence de l’information</text:h>
      <text:p text:style-name="P149"/>
      <text:p text:style-name="P77"><text:span text:style-name="T49">Le</text:span> nom de domaine <text:span text:style-name="T55">semble-t-il pertinent ?</text:span></text:p>
      <text:p text:style-name="P34"/>
      <text:p text:style-name="P76">L’entreprise ou le produit sont-ils clairement identifiés ?</text:p>
      <text:p text:style-name="P76"/>
      <text:p text:style-name="P79">Le concept du site et le secteur d’activité sont-ils clairement identifiés ?</text:p>
      <text:p text:style-name="P75"/>
      <text:p text:style-name="P71">Manque-t-il des informations essentielles sur l’un des supports de communication ?</text:p>
      <text:p text:style-name="P71"><text:span text:style-name="T16">[ <text:s/>] Oui</text:span> / <text:span text:style-name="T16">[ <text:s/>] Non</text:span></text:p>
      <text:p text:style-name="P71">Si Oui : <text:span text:style-name="T51">Lesquels ?</text:span></text:p>
      <text:p text:style-name="P82">[ <text:s/>] Nom de l’entreprise</text:p>
      <text:p text:style-name="P82">[ <text:s/>] Slogan</text:p>
      <text:p text:style-name="P91">[ <text:s/>] Adresse de connexion</text:p>
      <text:p text:style-name="P82">[ <text:s/>] Nom du produit</text:p>
      <text:p text:style-name="P82">[ <text:s/>] Email de contact</text:p>
      <text:p text:style-name="P82">[ <text:s/>] <text:span text:style-name="T46">Mentions légales</text:span></text:p>
      <text:p text:style-name="P82">[ <text:s/>] <text:span text:style-name="T46">Conditions générales de Ventes (e-commerce)</text:span></text:p>
      <text:p text:style-name="P83">[ <text:s/>] <text:span text:style-name="T46">Netiquette (forum)</text:span></text:p>
      <text:p text:style-name="P83">[ <text:s/>] <text:span text:style-name="T47">Liens des réseaux sociaux</text:span></text:p>
      <text:p text:style-name="P84">[ <text:s/>] Autres :</text:p>
      <text:p text:style-name="P101"/>
      <text:p text:style-name="P101">Quelle est l'information principale mis en avant ?</text:p>
      <text:p text:style-name="P101"/>
      <text:p text:style-name="P80">Quelles activités apparaissent ? Dans quelle hiérarchie ?</text:p>
      <text:p text:style-name="P82"/>
      <text:p text:style-name="P96"><text:span text:style-name="T48">L</text:span>es partenaires, <text:span text:style-name="T48">c</text:span>ertifications <text:span text:style-name="T48">et s</text:span>ous-traitants <text:span text:style-name="T48">apparaissent-ils sur le site</text:span> ?</text:p>
      <text:p text:style-name="P128">[ <text:s/>] Oui / [ <text:s/>] Non</text:p>
      <text:p text:style-name="P144"><text:span text:style-name="T1">Les avis clients sont-ils mis en avant </text:span><text:span text:style-name="T7">sur le site ?</text:span></text:p>
      <text:p text:style-name="P128">[ <text:s/>] Oui / [ <text:s/>] Non</text:p>
      <text:p text:style-name="P96"/>
      <text:p text:style-name="P145"><text:span text:style-name="T2">La lo</text:span><text:span text:style-name="T6">calisation </text:span><text:span text:style-name="T2">de l'entreprise est-elle</text:span><text:span text:style-name="T6"> indiquée ?</text:span></text:p>
      <text:p text:style-name="P129">[ <text:s/>] Oui / [ <text:s/>] Non</text:p>
      <text:p text:style-name="P145"><text:span text:style-name="T2">E</text:span><text:span text:style-name="T6">st-ce important </text:span><text:span text:style-name="T3">de pouvoir le faire</text:span><text:span text:style-name="T6"> ?</text:span></text:p>
      <text:p text:style-name="P129">[ <text:s/>] Oui / [ <text:s/>] Non</text:p>
      <text:p text:style-name="P139">Peut-on rentrer rapidement en contact avec l’entreprise ?</text:p>
      <text:p text:style-name="P129">[ <text:s/>] Oui / [ <text:s/>] Non</text:p>
      <text:p text:style-name="P145"><text:soft-page-break/><text:span text:style-name="T1">La mise à jour sur le site web est-</text:span><text:span text:style-name="T5">elle</text:span><text:span text:style-name="T1"> régulière ?</text:span></text:p>
      <text:p text:style-name="P129">[ <text:s/>] Oui / [ <text:s/>] Non</text:p>
      <text:p text:style-name="P148"/>
      <text:p text:style-name="P102">Dans quelles langues est affiché le site ?</text:p>
      <text:p text:style-name="P129">[ <text:s/>] Français / [ <text:s/>] Anglais / [ <text:s/>] Espagnol / [ <text:s/>] Allemand / [ <text:s/>] Autres : </text:p>
      <text:p text:style-name="P114"/>
      <text:p text:style-name="P35">Le style rédactionnel est-il en adéquation avec l’activité ? Avec la cible ? (Ton utilisé, mots-clefs choisis, registres de langues, vocabulaire spécialisé utilisé, etc.)</text:p>
      <text:p text:style-name="P130">[ <text:s/>] Oui / [ <text:s/>] Non</text:p>
      <text:p text:style-name="P72"/>
      <text:p text:style-name="P90">Quelle image est-elle véhiculée ? <text:span text:style-name="T57">Q</text:span>uelles valeurs sont transmise<text:span text:style-name="T53">s pas le site ?</text:span><text:line-break/>Exemple : prix bas contre positionnement haut de gamme, expertise, sympathie, écoute du client, dynamisme, sérieux …</text:p>
      <text:h text:style-name="P154" text:outline-level="1">Moyens techniques mis en <text:span text:style-name="T35">œuvre</text:span></text:h>
      <text:p text:style-name="P1"/>
      <text:p text:style-name="P1">Technologie d’affichage (avec la version) :</text:p>
      <text:p text:style-name="P1">[ <text:s/>] HTML 5 + CSS 3</text:p>
      <text:p text:style-name="P1">[ <text:s/>] XHTML + CSS 2</text:p>
      <text:p text:style-name="P1">[ <text:s/>] HTML 4 + CSS 1/2</text:p>
      <text:p text:style-name="P2">[ <text:s/>] Autre :</text:p>
      <text:p text:style-name="P2"/>
      <text:p text:style-name="P1">Quelle version de JavaScript (norme ECMA Script) est utilisée ?</text:p>
      <text:p text:style-name="P1"/>
      <text:p text:style-name="P1">Y a-t-il des fonctionnalités utilisant AJAX ?</text:p>
      <text:p text:style-name="P1">[ <text:s/>] Oui - [ <text:s/>] Non</text:p>
      <text:p text:style-name="P1"/>
      <text:p text:style-name="P1">Quelles librairies ou framework<text:span text:style-name="T21">s</text:span> « front-end » sont utilisés ?</text:p>
      <text:p text:style-name="P1"/>
      <text:p text:style-name="P1">Quel langage serveur est utilisé ?</text:p>
      <text:p text:style-name="P1"/>
      <text:p text:style-name="P1">Quel CMS ou <text:span text:style-name="T21">f</text:span>ramework<text:span text:style-name="T21">s</text:span> « back-end » est utilisé ?</text:p>
      <text:p text:style-name="P1"/>
      <text:p text:style-name="P1">Les technologies utilisées sont-elles toujours considérées comme actuelles ?<text:line-break/><text:span text:style-name="T9">Ou au contraire, sont-elles jugées obsolètes ou non-supportés ?</text:span></text:p>
      <text:h text:style-name="P157" text:outline-level="1">Étude de l’expérience utilisateur / Analyse émotionnelle</text:h>
      <text:p text:style-name="P85"/>
      <text:p text:style-name="P85">Où suis-je et qu'est-ce qui me renseigne sur ma situation ?</text:p>
      <text:p text:style-name="P85"/>
      <text:p text:style-name="P85"><text:span text:style-name="T44">C</text:span>omment démarre <text:span text:style-name="T44">le site ?</text:span></text:p>
      <text:p text:style-name="P86">[ <text:s/>] Animation d’accueil</text:p>
      <text:p text:style-name="P86">[ <text:s/>] Actualités</text:p>
      <text:p text:style-name="P86">[ <text:s/>] Présentation</text:p>
      <text:p text:style-name="P86">[ <text:s/>] Autres :</text:p>
      <text:p text:style-name="P85"/>
      <text:p text:style-name="P1">Y a-t il des appels à l’action ? par exemple contacter, acheter, jouer, etc...</text:p>
      <text:p text:style-name="P1"/>
      <text:p text:style-name="P1">Les formulaires comportent-ils des avertissement dynamiques pour le bon remplissage des champs de formulaire ?</text:p>
      <text:p text:style-name="P1"/>
      <text:p text:style-name="P1">Me donne-t-on, à partir de la page ou je suis arrivé, envie de continuer ?</text:p>
      <text:p text:style-name="P87">[ <text:s/>] Oui - [ <text:s/>] Non</text:p>
      <text:p text:style-name="P21">Si oui : quels sont les leviers qui donnent envie de continuer la visite ?</text:p>
      <text:p text:style-name="P21"/>
      <text:p text:style-name="P21">Si non : pourquoi ?</text:p>
      <text:p text:style-name="P15"/>
      <text:p text:style-name="P65">Me donne-t-on envie de revenir sur ce site ?</text:p>
      <text:p text:style-name="P87">[ <text:s/>] Oui - [ <text:s/>] Non</text:p>
      <text:p text:style-name="P21">Pourquoi ?</text:p>
      <text:p text:style-name="P15"/>
      <text:p text:style-name="P15">Ai-je eu du plaisir, de la curiosité, de l'ennui, de l'agencement ? Et pourquoi ?</text:p>
      <text:p text:style-name="P15"/>
      <text:p text:style-name="P15">Ma navigation a-t-elle été perturbé par un temps de changement de pages trop long ? Par des pollutions publicitaires, bannières o<text:span text:style-name="T22">u des</text:span> fenêtres non-contrôlables ?</text:p>
      <text:p text:style-name="P15"/>
      <text:p text:style-name="P15">Le « look and feel » d<text:span text:style-name="T22">e ce site web semble-t-il particulièrement soigné ?</text:span></text:p>
      <text:p text:style-name="P15"/>
      <text:p text:style-name="P15"/>
      <text:h text:style-name="P154" text:outline-level="1">Positionnement marketing &amp; Référencement</text:h>
      <text:p text:style-name="P32"/>
      <text:p text:style-name="P142"><text:span text:style-name="T4">Repérez </text:span><text:span text:style-name="T1">les mot</text:span><text:span text:style-name="T4">s-clefs</text:span><text:span text:style-name="T1"> </text:span><text:span text:style-name="T4">à partir des balises</text:span><text:span text:style-name="T1"> meta keywords </text:span><text:span text:style-name="T4">et du compte des mots dans le texte (voir : </text:span><text:a xlink:type="simple" xlink:href="http://tools.seobook.com/general/keyword-density/" text:style-name="Internet_20_link" text:visited-style-name="Visited_20_Internet_20_Link">http://tools.seobook.com/general/keyword-density/</text:a><text:span text:style-name="T4">).</text:span></text:p>
      <text:p text:style-name="P32">Vérifiez ensuite la position du site sur les résultats de recherche à partir des expressions trouvées.</text:p>
      <table:table table:name="Tableau2" table:style-name="Tableau2">
        <table:table-column table:style-name="Tableau2.A"/>
        <table:table-column table:style-name="Tableau2.B"/>
        <table:table-column table:style-name="Tableau2.C"/>
        <table:table-column table:style-name="Tableau2.D"/>
        <table:table-row table:style-name="TableLine1942524466800">
          <table:table-cell table:style-name="Tableau2.A1" table:number-rows-spanned="2" office:value-type="string">
            <text:p text:style-name="P32">Mots-clefs repérés</text:p>
          </table:table-cell>
          <table:table-cell table:style-name="Tableau2.B1" table:number-columns-spanned="3" office:value-type="string">
            <text:p text:style-name="P32">Position dans les résultats de recherche</text:p>
          </table:table-cell>
          <table:covered-table-cell/>
          <table:covered-table-cell/>
        </table:table-row>
        <table:table-row table:style-name="TableLine1942524451024">
          <table:covered-table-cell/>
          <table:table-cell table:style-name="Tableau2.B2" office:value-type="string">
            <text:p text:style-name="P32">Google</text:p>
          </table:table-cell>
          <table:table-cell table:style-name="Tableau2.B2" office:value-type="string">
            <text:p text:style-name="P32">Bing</text:p>
          </table:table-cell>
          <table:table-cell table:style-name="Tableau2.D2" office:value-type="string">
            <text:p text:style-name="P32">Autre : <text:s text:c="27"/></text:p>
          </table:table-cell>
        </table:table-row>
        <table:table-row table:style-name="TableLine194252446816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5728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5168">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5891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57008">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408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272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5984">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3264">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6256">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163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4896">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1904">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59184">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435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0816">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707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299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6544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194252445211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
      <text:p text:style-name="P110"/>
      <text:p text:style-name="P140">Ces mots-clefs sont-ils utilisés à la cible ?</text:p>
      <text:p text:style-name="P52"><text:span text:style-name="T16">[ <text:s/>] Oui</text:span> / <text:span text:style-name="T16">[ <text:s/>] Non</text:span></text:p>
      <text:p text:style-name="P32"><text:soft-page-break/>Quels sont les sujets traités par le site ?</text:p>
      <text:p text:style-name="P32"/>
      <text:p text:style-name="P111">Est-ce que seuls les sujets principaux (produits, activités de l'entreprise) sont les seuls sujets traités ?</text:p>
      <text:p text:style-name="P53"><text:span text:style-name="T16">[ <text:s/>] Oui</text:span> / <text:span text:style-name="T16">[ <text:s/>] Non</text:span></text:p>
      <text:p text:style-name="P32"/>
      <text:p text:style-name="P32">Les balises meta sont-elles bien utilisées ?<text:line-break/>Y a-t-il des d<text:span text:style-name="T27">oublons entre les pages</text:span> dans les balises « title » ou « meta description » ?<text:line-break/>Le contenu de chaque page est-il identifiable pour chaque page à partir de ces balise ?</text:p>
      <table:table table:name="Tableau3" table:style-name="Tableau3">
        <table:table-column table:style-name="Tableau3.A"/>
        <table:table-column table:style-name="Tableau3.B"/>
        <table:table-column table:style-name="Tableau3.C"/>
        <table:table-row table:style-name="TableLine1942524466528">
          <table:table-cell table:style-name="Tableau3.A1" office:value-type="string">
            <text:p text:style-name="P32">Page</text:p>
          </table:table-cell>
          <table:table-cell table:style-name="Tableau3.A1" office:value-type="string">
            <text:p text:style-name="P32">Doublon ?</text:p>
          </table:table-cell>
          <table:table-cell table:style-name="Tableau3.C1" office:value-type="string">
            <text:p text:style-name="P32">Identification du contenu ?</text:p>
          </table:table-cell>
        </table:table-row>
        <table:table-row table:style-name="TableLine1942524463808">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8096">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6192">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5104">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3472">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62176">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1568">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61360">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4016">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60272">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2656">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2928">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3744">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4288">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1942524453200">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
      <text:p text:style-name="P32"/>
      <text:p text:style-name="P100">Y a-t-il d’<text:span text:style-name="T58">autres</text:span> erreurs <text:span text:style-name="T58">de référencement ?</text:span>? <text:span text:style-name="T56">Lesquels ?</text:span></text:p>
      <text:h text:style-name="P158" text:outline-level="1">Visibilité <text:span text:style-name="T39">&amp; E-réputation</text:span></text:h>
      <text:p text:style-name="P39"/>
      <text:p text:style-name="P66">Quels sont les <text:span text:style-name="T38">Réseaux sociaux</text:span> utilisés pour la communication ?</text:p>
      <text:p text:style-name="P50">[ <text:s/>] Facebook</text:p>
      <text:p text:style-name="P50">[ <text:s/>] Twitter</text:p>
      <text:p text:style-name="P50">[ <text:s/>] Pinterest</text:p>
      <text:p text:style-name="P50">[ <text:s/>] Instagram</text:p>
      <text:p text:style-name="P50">[ <text:s/>] Tumblr</text:p>
      <text:p text:style-name="P50">[ <text:s/>] Medium</text:p>
      <text:p text:style-name="P50">[ <text:s/>] Linkedin</text:p>
      <text:p text:style-name="P50">[ <text:s/>] Viadeo</text:p>
      <text:p text:style-name="P50">[ <text:s/>] Flickr</text:p>
      <text:p text:style-name="P50">[ <text:s/>] Youtube</text:p>
      <text:p text:style-name="P50">[ <text:s/>] Dailymotion</text:p>
      <text:p text:style-name="P50">[ <text:s/>] Vimeo</text:p>
      <text:p text:style-name="P50">[ <text:s/>] Slideshare</text:p>
      <text:p text:style-name="P51">[ <text:s/>] Autres : </text:p>
      <text:p text:style-name="P51"/>
      <text:p text:style-name="P141">Le choix de ces réseaux sociaux semble-t-il pertinent ?</text:p>
      <text:p text:style-name="P51"><text:span text:style-name="T16">[ <text:s/>] Oui</text:span> / <text:span text:style-name="T16">[ <text:s/>] Non</text:span></text:p>
      <text:p text:style-name="P66"/>
      <text:p text:style-name="P54">Sur quels autres sites l’entreprise ou les produits présentés sont présents ?</text:p>
      <text:p text:style-name="P93"><text:line-break/>Quel est l’épicentre qui se dégage de la stratégie globale ? (le site, une page sur un réseau social, un blog, le magasin physique, etc.)</text:p>
      <text:p text:style-name="P93"/>
      <text:p text:style-name="P93">L<text:span text:style-name="T43">es informations s</text:span>ont-<text:span text:style-name="T43">elle</text:span>s mis<text:span text:style-name="T43">es</text:span> à jour régulièrement ?<text:line-break/><text:span text:style-name="T52">Le réseaux sociaux sont-ils régulièrement utilisés ?</text:span></text:p>
      <text:p text:style-name="P66"><text:span text:style-name="T16">[ <text:s/>] Oui</text:span> / <text:span text:style-name="T16">[ <text:s/>] Non</text:span></text:p>
      <text:p text:style-name="P39"/>
      <text:p text:style-name="P37">Existe-t’il des supports imprimés dans la stratégie de l’entreprise ?</text:p>
      <text:p text:style-name="P37"><text:span text:style-name="T16">[ <text:s/>] Oui</text:span> / <text:span text:style-name="T16">[ <text:s/>] Non</text:span></text:p>
      <text:p text:style-name="P37"/>
      <text:p text:style-name="P37">Existe-t’il une cohérence visuelle entre le site et les autres supports ?</text:p>
      <text:p text:style-name="P37"><text:span text:style-name="T16">[ <text:s/>] Oui</text:span> / <text:span text:style-name="T16">[ <text:s/>] Non</text:span></text:p>
      <text:p text:style-name="P37"/>
      <text:p text:style-name="P68"/>
      <text:p text:style-name="P68">Le texte est-il cohérent sur l’ensemble des supports ?</text:p>
      <text:p text:style-name="P68"><text:soft-page-break/><text:span text:style-name="T16">[ <text:s/>] Oui</text:span> / <text:span text:style-name="T16">[ <text:s/>] Non</text:span></text:p>
      <text:p text:style-name="P69"/>
      <text:p text:style-name="P74">L’entreprise ou le produit sont-ils clairement identifiés ?</text:p>
      <text:p text:style-name="P70"><text:span text:style-name="T16">[ <text:s/>] Oui</text:span> / <text:span text:style-name="T16">[ <text:s/>] Non</text:span></text:p>
      <text:p text:style-name="P73"/>
      <text:p text:style-name="P74">Le concept du site et le secteur d’activité sont-ils clairement identifiés ?</text:p>
      <text:p text:style-name="P70"><text:span text:style-name="T16">[ <text:s/>] Oui</text:span> / <text:span text:style-name="T16">[ <text:s/>] Non</text:span></text:p>
      <text:p text:style-name="P73"/>
      <text:p text:style-name="P69">Manque-t-il des informations essentielles sur l’un des supports de communication ?</text:p>
      <text:p text:style-name="P69"><text:span text:style-name="T16">[ <text:s/>] Oui</text:span> / <text:span text:style-name="T16">[ <text:s/>] Non</text:span></text:p>
      <text:p text:style-name="P69">Si Oui : Quels informations <text:span text:style-name="T45">et </text:span>sur quels supports ?</text:p>
      <text:p text:style-name="P81">[ <text:s/>] Nom de l’entreprise - </text:p>
      <text:p text:style-name="P81">[ <text:s/>] Slogan - </text:p>
      <text:p text:style-name="P81">[ <text:s/>] Nom du produit - </text:p>
      <text:p text:style-name="P81">[ <text:s/>] Email de contact - </text:p>
      <text:p text:style-name="P81">[ <text:s/>] URL du site - </text:p>
      <text:p text:style-name="P81">[ <text:s/>] Autres :</text:p>
      <text:p text:style-name="P69"/>
      <text:p text:style-name="P55">Que dit-on de l’entreprise ou des produits présentés sur les réseaux sociaux ?<text:line-break/><text:span text:style-name="T45">Quels sont les avis clients que l’on peut trouver sur le web ?</text:span></text:p>
      <text:p text:style-name="P58"/>
      <text:p text:style-name="P146"><text:span text:style-name="T1">Les avis clients sont-ils mis en avant </text:span><text:span text:style-name="T7">sur le</text:span><text:span text:style-name="T8">s réseaux sociaux</text:span><text:span text:style-name="T7"> ?</text:span></text:p>
      <text:p text:style-name="P131">[ <text:s/>] Oui / [ <text:s/>] Non</text:p>
      <text:p text:style-name="P97"/>
      <text:p text:style-name="P146"><text:span text:style-name="T2">La lo</text:span><text:span text:style-name="T6">calisation </text:span><text:span text:style-name="T2">de l'entreprise est-elle</text:span><text:span text:style-name="T6"> indiquée ?</text:span></text:p>
      <text:p text:style-name="P131">[ <text:s/>] Oui / [ <text:s/>] Non</text:p>
      <text:p text:style-name="P146"><text:span text:style-name="T2">E</text:span><text:span text:style-name="T6">st-ce important </text:span><text:span text:style-name="T3">de pouvoir le faire</text:span><text:span text:style-name="T6"> ?</text:span></text:p>
      <text:p text:style-name="P131">[ <text:s/>] Oui / [ <text:s/>] Non</text:p>
      <text:p text:style-name="P97">Peut-on rentrer rapidement en contact avec l’entreprise ?</text:p>
      <text:p text:style-name="P131">[ <text:s/>] Oui / [ <text:s/>] Non</text:p>
      <text:p text:style-name="P57"/>
      <text:p text:style-name="P57">Quelles opérations de <text:span text:style-name="T41">Web-marketing</text:span> ont été lancées ? <text:span text:style-name="T40">(p</text:span>ar exemple, jeux/ concours, partenariat, buzz, hambush marketing (<text:span text:style-name="T41">H</text:span>alloween), etc.<text:span text:style-name="T40">)</text:span></text:p>
      <text:p text:style-name="P55"/>
      <text:p text:style-name="P56">Ont-elles permis de distinguer l’entreprise de ses concurrents ?</text:p>
      <text:p text:style-name="P60"><text:span text:style-name="T16">[ <text:s/>] Oui</text:span> / <text:span text:style-name="T16">[ <text:s/>] Non</text:span></text:p>
      <text:p text:style-name="P55"/>
      <text:p text:style-name="P59"><text:span text:style-name="T42">Y a-t-il un S</text:span>ervice client <text:span text:style-name="T42">en place</text:span> ? <text:span text:style-name="T42">Est-il accessible ? Est-il bien réputé ?</text:span></text:p>
      <text:p text:style-name="P59"><text:soft-page-break/><text:span text:style-name="T16">[ <text:s/>] Oui</text:span> / <text:span text:style-name="T16">[ <text:s/>] Non</text:span></text:p>
      <text:p text:style-name="P118"/>
      <text:p text:style-name="P134">Quel est le ton donnée au contenu des messages ?</text:p>
      <text:p text:style-name="P138">[ <text:s/>] Sérieux</text:p>
      <text:p text:style-name="P138">[ <text:s/>] Informel</text:p>
      <text:p text:style-name="P138">[ <text:s/>] Direct</text:p>
      <text:p text:style-name="P138">[ <text:s/>] Neutre</text:p>
      <text:p text:style-name="P138">[ <text:s/>] Décontracté</text:p>
      <text:p text:style-name="P138">[ <text:s/>] Décalé</text:p>
      <text:p text:style-name="P138">[ <text:s/>] Humoristique</text:p>
      <text:p text:style-name="P106">[ <text:s/>] Autre : </text:p>
      <text:p text:style-name="P138">Ce ton est-il adapté à la cible ?</text:p>
      <text:p text:style-name="P125">[ <text:s/>] Oui / [ <text:s/>] Non</text:p>
      <text:p text:style-name="P118"/>
      <text:p text:style-name="P118">Q<text:span text:style-name="T28">uel est le niveau de langage des messages ?</text:span></text:p>
      <text:p text:style-name="P108">[ <text:s/>] Familier</text:p>
      <text:p text:style-name="P108">[ <text:s/>] Courant</text:p>
      <text:p text:style-name="P108">[ <text:s/>] Soutenu</text:p>
      <text:p text:style-name="P118">Le niveau de langage est-<text:span text:style-name="T28">il</text:span> adapté à la cible ?</text:p>
      <text:p text:style-name="P125">[ <text:s/>] Oui / [ <text:s/>] Non</text:p>
      <text:p text:style-name="P118"/>
      <text:p text:style-name="P113">Existe-t-il un vocabulaire spécialisé lié à la cible à utiliser sur le<text:span text:style-name="T60">s réseaux sociaux</text:span> ?</text:p>
      <text:p text:style-name="P125">[ <text:s/>] Oui / [ <text:s/>] Non</text:p>
      <text:p text:style-name="P113">Est-il utilisé ?</text:p>
      <text:p text:style-name="P125">[ <text:s/>] Oui / [ <text:s/>] Non</text:p>
      <text:p text:style-name="P118"/>
      <text:p text:style-name="P118"><text:span text:style-name="T29">La g</text:span>rammaire et <text:span text:style-name="T29">l'</text:span>orthographe <text:span text:style-name="T29">sont-elles </text:span>correctes ?</text:p>
      <text:p text:style-name="P125">[ <text:s/>] Oui / [ <text:s/>] Non</text:p>
      <text:p text:style-name="P118"/>
      <text:p text:style-name="P42">Le texte est-il bien lisible ?</text:p>
      <text:p text:style-name="P125">[ <text:s/>] Oui / [ <text:s/>] Non</text:p>
      <text:p text:style-name="P118"/>
      <text:p text:style-name="P116">Quelle personne de conjugaison est utilisée ?</text:p>
      <text:p text:style-name="P116">[ <text:s/>] Le « je », désignant l’entrepreneur</text:p>
      <text:p text:style-name="P116">[ <text:s/>] Le « nous », désignant l’équipe</text:p>
      <text:p text:style-name="P116">[ <text:s/>] Le nom de l’entreprise à la 3ème personne (Qui parle au nom de l’entreprise ? )</text:p>
      <text:p text:style-name="P63"/>
      <text:p text:style-name="P88">Quelles valeurs sont déduites de la communication g<text:span text:style-name="T54">lobale</text:span> ?</text:p>
      <text:p text:style-name="P88"><text:soft-page-break/></text:p>
      <text:p text:style-name="P98">Est-ce en cohérence avec celles déduites du site web ?</text:p>
      <text:p text:style-name="P61"><text:span text:style-name="T16">[ <text:s/>] Oui</text:span> / <text:span text:style-name="T16">[ <text:s/>] Non</text:span></text:p>
      <text:p text:style-name="P61"/>
      <text:p text:style-name="P99">La communication globale est-elle cohérente <text:span text:style-name="T59">dans l’ensemble</text:span> ?</text:p>
      <text:p text:style-name="P132">[ <text:s/>] Oui / [ <text:s/>] Non</text:p>
      <text:p text:style-name="P132">Et avec le site ?</text:p>
      <text:p text:style-name="P62"><text:span text:style-name="T16">[ <text:s/>] Oui</text:span> / <text:span text:style-name="T16">[ <text:s/>] Non</text:span></text:p>
      <text:h text:style-name="P154" text:outline-level="1">C<text:span text:style-name="T23">onclusion</text:span></text:h>
      <text:p text:style-name="P16"/>
      <text:p text:style-name="P18">Après avoir appliqué les tests de qualités utilisés pour valider les projets, quelles remarques complémentaires pouvez-vous donner ?</text:p>
      <text:p text:style-name="P17"/>
      <text:p text:style-name="P16">Quels améliorations pouvez-vous proposer ?</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size="11.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ab-stops/>
      </style:paragraph-properties>
      <style:text-properties style:font-name="Arial1" fo:font-family="Arial" style:font-style-name="Normal" style:font-family-generic="swiss" style:font-pitch="variable" fo:font-size="11.5pt"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5H50M17S</meta:editing-duration>
    <meta:editing-cycles>300</meta:editing-cycles>
    <meta:generator>LibreOffice/7.1.3.2$Windows_X86_64 LibreOffice_project/47f78053abe362b9384784d31a6e56f8511eb1c1</meta:generator>
    <dc:date>2021-06-30T14:06:46.223000000</dc:date>
    <meta:print-date>2016-11-29T11:42:15.173000000</meta:print-date>
    <meta:document-statistic meta:table-count="3" meta:image-count="0" meta:object-count="0" meta:page-count="19" meta:paragraph-count="322" meta:word-count="2521" meta:character-count="13327" meta:non-whitespace-character-count="10844"/>
    <meta:user-defined meta:name="Info 1"/>
    <meta:user-defined meta:name="Info 2"/>
    <meta:user-defined meta:name="Info 3"/>
    <meta:user-defined meta:name="Info 4"/>
  </office:meta>
</office:document-meta>
</file>